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2d2f35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solid" svg:stroke-width="0.003cm" svg:stroke-color="#808080" draw:stroke-linejoin="round" svg:stroke-linecap="butt" draw:fill="none" fo:padding-top="0.001cm" fo:padding-bottom="0.001cm" fo:padding-left="0.001cm" fo:padding-right="0.001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7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2pt" style:font-size-asian="22pt" style:font-size-complex="22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2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" style:family="text">
      <style:text-properties fo:color="#000000" loext:opacity="100%" style:font-name="Liberation Mono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5" style:family="text">
      <style:text-properties fo:color="#000000" loext:opacity="100%" style:font-name="Liberation Serif" fo:font-size="12pt" fo:font-style="italic" fo:font-weight="normal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6" style:family="text">
      <style:text-properties fo:color="#000000" loext:opacity="100%"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7" style:family="text">
      <style:text-properties fo:color="#000000" loext:opacity="100%"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6.059cm" svg:height="0.869cm" svg:x="2.461cm" svg:y="2.448cm">
          <draw:text-box>
            <text:p text:style-name="P1"><text:span text:style-name="T1">CSS Flexbox: Layout Flexível e Responsivo</text:span></text:p>
          </draw:text-box>
        </draw:frame>
        <draw:frame draw:style-name="gr2" draw:text-style-name="P3" draw:layer="layout" svg:width="16.952cm" svg:height="0.471cm" svg:x="2.004cm" svg:y="5.006cm">
          <draw:text-box>
            <text:p text:style-name="P1"><text:span text:style-name="T2">O Flexbox é um módulo de layout unidirecional no CSS3, projetado para ajudar a alinhar, justificar </text:span></text:p>
          </draw:text-box>
        </draw:frame>
        <draw:frame draw:style-name="gr2" draw:text-style-name="P3" draw:layer="layout" svg:width="5.806cm" svg:height="0.471cm" svg:x="2.004cm" svg:y="5.493cm">
          <draw:text-box>
            <text:p text:style-name="P1"><text:span text:style-name="T2">e distribuir itens em um contêiner.</text:span></text:p>
          </draw:text-box>
        </draw:frame>
        <draw:frame draw:style-name="gr2" draw:text-style-name="P3" draw:layer="layout" svg:width="3.808cm" svg:height="0.471cm" svg:x="2.004cm" svg:y="5.98cm">
          <draw:text-box>
            <text:p text:style-name="P1"><text:span text:style-name="T2">1. Ativando o Flexbox</text:span></text:p>
          </draw:text-box>
        </draw:frame>
        <draw:frame draw:style-name="gr2" draw:text-style-name="P3" draw:layer="layout" svg:width="14.67cm" svg:height="0.471cm" svg:x="2.004cm" svg:y="6.467cm">
          <draw:text-box>
            <text:p text:style-name="P1"><text:span text:style-name="T2">A primeira etapa é definir o elemento pai como um </text:span><text:span text:style-name="T3">Contêiner Flex (Flex Container)</text:span><text:span text:style-name="T2">.</text:span></text:p>
          </draw:text-box>
        </draw:frame>
        <draw:line draw:style-name="gr3" draw:text-style-name="P4" draw:layer="layout" svg:x1="2cm" svg:y1="6.935cm" svg:x2="2cm" svg:y2="10.045cm">
          <text:p/>
        </draw:line>
        <draw:line draw:style-name="gr3" draw:text-style-name="P4" draw:layer="layout" svg:x1="4.462cm" svg:y1="6.935cm" svg:x2="4.462cm" svg:y2="10.045cm">
          <text:p/>
        </draw:line>
        <draw:line draw:style-name="gr3" draw:text-style-name="P4" draw:layer="layout" svg:x1="10.96cm" svg:y1="6.935cm" svg:x2="10.96cm" svg:y2="10.045cm">
          <text:p/>
        </draw:line>
        <draw:line draw:style-name="gr3" draw:text-style-name="P4" draw:layer="layout" svg:x1="19cm" svg:y1="6.935cm" svg:x2="19cm" svg:y2="10.045cm">
          <text:p/>
        </draw:line>
        <draw:line draw:style-name="gr3" draw:text-style-name="P4" draw:layer="layout" svg:x1="1.987cm" svg:y1="6.949cm" svg:x2="19.014cm" svg:y2="6.949cm">
          <text:p/>
        </draw:line>
        <draw:frame draw:style-name="gr2" draw:text-style-name="P3" draw:layer="layout" svg:width="2.258cm" svg:height="0.471cm" svg:x="2.111cm" svg:y="7.077cm">
          <draw:text-box>
            <text:p text:style-name="P1"><text:span text:style-name="T3">Propriedade</text:span></text:p>
          </draw:text-box>
        </draw:frame>
        <draw:frame draw:style-name="gr2" draw:text-style-name="P3" draw:layer="layout" svg:width="4.257cm" svg:height="0.471cm" svg:x="5.588cm" svg:y="7.077cm">
          <draw:text-box>
            <text:p text:style-name="P1"><text:span text:style-name="T3">Exemplo de Declaração</text:span></text:p>
          </draw:text-box>
        </draw:frame>
        <draw:frame draw:style-name="gr2" draw:text-style-name="P3" draw:layer="layout" svg:width="1.763cm" svg:height="0.471cm" svg:x="14.104cm" svg:y="7.077cm">
          <draw:text-box>
            <text:p text:style-name="P1"><text:span text:style-name="T3">Descrição</text:span></text:p>
          </draw:text-box>
        </draw:frame>
        <draw:line draw:style-name="gr3" draw:text-style-name="P4" draw:layer="layout" svg:x1="1.987cm" svg:y1="7.658cm" svg:x2="19.014cm" svg:y2="7.658cm">
          <text:p/>
        </draw:line>
        <draw:frame draw:style-name="gr2" draw:text-style-name="P3" draw:layer="layout" svg:width="5.59cm" svg:height="0.479cm" svg:x="4.563cm" svg:y="7.767cm">
          <draw:text-box>
            <text:p text:style-name="P1"><text:span text:style-name="T4">.container { display: </text:span></text:p>
          </draw:text-box>
        </draw:frame>
        <draw:frame draw:style-name="gr2" draw:text-style-name="P3" draw:layer="layout" svg:width="1.78cm" svg:height="0.479cm" svg:x="2.101cm" svg:y="8.006cm">
          <draw:text-box>
            <text:p text:style-name="P1"><text:span text:style-name="T4">display</text:span></text:p>
          </draw:text-box>
        </draw:frame>
        <draw:frame draw:style-name="gr2" draw:text-style-name="P3" draw:layer="layout" svg:width="5.7cm" svg:height="0.471cm" svg:x="11.061cm" svg:y="8.021cm">
          <draw:text-box>
            <text:p text:style-name="P1"><text:span text:style-name="T2">Define o contêiner como flexível.</text:span></text:p>
          </draw:text-box>
        </draw:frame>
        <draw:frame draw:style-name="gr2" draw:text-style-name="P3" draw:layer="layout" svg:width="1.78cm" svg:height="0.479cm" svg:x="4.563cm" svg:y="8.246cm">
          <draw:text-box>
            <text:p text:style-name="P1"><text:span text:style-name="T4">flex; }</text:span></text:p>
          </draw:text-box>
        </draw:frame>
        <draw:line draw:style-name="gr3" draw:text-style-name="P4" draw:layer="layout" svg:x1="1.987cm" svg:y1="8.837cm" svg:x2="19.014cm" svg:y2="8.837cm">
          <text:p/>
        </draw:line>
        <draw:frame draw:style-name="gr2" draw:text-style-name="P3" draw:layer="layout" svg:width="5.59cm" svg:height="0.479cm" svg:x="4.563cm" svg:y="8.954cm">
          <draw:text-box>
            <text:p text:style-name="P1"><text:span text:style-name="T4">.container { display: </text:span></text:p>
          </draw:text-box>
        </draw:frame>
        <draw:frame draw:style-name="gr2" draw:text-style-name="P3" draw:layer="layout" svg:width="7.863cm" svg:height="0.471cm" svg:x="11.061cm" svg:y="8.964cm">
          <draw:text-box>
            <text:p text:style-name="P1"><text:span text:style-name="T2">Define um contêiner flexível que se comporta </text:span></text:p>
          </draw:text-box>
        </draw:frame>
        <draw:frame draw:style-name="gr2" draw:text-style-name="P3" draw:layer="layout" svg:width="1.78cm" svg:height="0.479cm" svg:x="2.101cm" svg:y="9.194cm">
          <draw:text-box>
            <text:p text:style-name="P1"><text:span text:style-name="T4">display</text:span></text:p>
          </draw:text-box>
        </draw:frame>
        <draw:frame draw:style-name="gr2" draw:text-style-name="P3" draw:layer="layout" svg:width="3.558cm" svg:height="0.479cm" svg:x="4.563cm" svg:y="9.433cm">
          <draw:text-box>
            <text:p text:style-name="P1"><text:span text:style-name="T4">inline-flex; }</text:span></text:p>
          </draw:text-box>
        </draw:frame>
        <draw:frame draw:style-name="gr2" draw:text-style-name="P3" draw:layer="layout" svg:width="4.422cm" svg:height="0.471cm" svg:x="11.061cm" svg:y="9.451cm">
          <draw:text-box>
            <text:p text:style-name="P1"><text:span text:style-name="T2">como um elemento inline.</text:span></text:p>
          </draw:text-box>
        </draw:frame>
        <draw:line draw:style-name="gr3" draw:text-style-name="P4" draw:layer="layout" svg:x1="1.987cm" svg:y1="10.033cm" svg:x2="19.014cm" svg:y2="10.033cm">
          <text:p/>
        </draw:line>
        <draw:line draw:style-name="gr4" draw:text-style-name="P4" draw:layer="layout" svg:x1="18.998cm" svg:y1="10.285cm" svg:x2="2cm" svg:y2="10.285cm">
          <text:p/>
        </draw:line>
        <draw:line draw:style-name="gr4" draw:text-style-name="P4" draw:layer="layout" svg:x1="18.998cm" svg:y1="10.292cm" svg:x2="2cm" svg:y2="10.292cm">
          <text:p/>
        </draw:line>
        <draw:frame draw:style-name="gr2" draw:text-style-name="P3" draw:layer="layout" svg:width="5.797cm" svg:height="0.471cm" svg:x="2.004cm" svg:y="10.811cm">
          <draw:text-box>
            <text:p text:style-name="P1"><text:span text:style-name="T2">2. Propriedades do Contêiner Flex</text:span></text:p>
          </draw:text-box>
        </draw:frame>
        <draw:frame draw:style-name="gr2" draw:text-style-name="P3" draw:layer="layout" svg:width="16.774cm" svg:height="0.471cm" svg:x="2.004cm" svg:y="11.617cm">
          <draw:text-box>
            <text:p text:style-name="P1"><text:span text:style-name="T2">Estas propriedades controlam a direção principal, o envolvimento das linhas e o alinhamento geral </text:span></text:p>
          </draw:text-box>
        </draw:frame>
        <draw:frame draw:style-name="gr2" draw:text-style-name="P3" draw:layer="layout" svg:width="1.598cm" svg:height="0.471cm" svg:x="2.004cm" svg:y="12.176cm">
          <draw:text-box>
            <text:p text:style-name="P1"><text:span text:style-name="T2">dos itens.</text:span></text:p>
          </draw:text-box>
        </draw:frame>
        <draw:frame draw:style-name="gr2" draw:text-style-name="P3" draw:layer="layout" svg:width="5.654cm" svg:height="0.471cm" svg:x="2.004cm" svg:y="12.983cm">
          <draw:text-box>
            <text:p text:style-name="P1"><text:span text:style-name="T2">2.1. Direção e Fluxo (Main Axis)</text:span></text:p>
          </draw:text-box>
        </draw:frame>
        <draw:frame draw:style-name="gr2" draw:text-style-name="P3" draw:layer="layout" svg:width="6.488cm" svg:height="0.471cm" svg:x="2.004cm" svg:y="13.789cm">
          <draw:text-box>
            <text:p text:style-name="P1"><text:span text:style-name="T2">Controla a direção do </text:span><text:span text:style-name="T3">eixo principal</text:span><text:span text:style-name="T2"> (</text:span></text:p>
          </draw:text-box>
        </draw:frame>
        <draw:frame draw:style-name="gr2" draw:text-style-name="P3" draw:layer="layout" svg:width="0.422cm" svg:height="0.471cm" svg:x="10.781cm" svg:y="13.789cm">
          <draw:text-box>
            <text:p text:style-name="P1"><text:span text:style-name="T2">).</text:span></text:p>
          </draw:text-box>
        </draw:frame>
        <draw:frame draw:style-name="gr2" draw:text-style-name="P3" draw:layer="layout" svg:width="2.288cm" svg:height="0.479cm" svg:x="8.495cm" svg:y="13.813cm">
          <draw:text-box>
            <text:p text:style-name="P1"><text:span text:style-name="T4">main axis</text:span></text:p>
          </draw:text-box>
        </draw:frame>
        <draw:line draw:style-name="gr3" draw:text-style-name="P4" draw:layer="layout" svg:x1="2cm" svg:y1="14.619cm" svg:x2="2cm" svg:y2="26.026cm">
          <text:p/>
        </draw:line>
        <draw:line draw:style-name="gr3" draw:text-style-name="P4" draw:layer="layout" svg:x1="5.771cm" svg:y1="14.619cm" svg:x2="5.771cm" svg:y2="26.026cm">
          <text:p/>
        </draw:line>
        <draw:line draw:style-name="gr3" draw:text-style-name="P4" draw:layer="layout" svg:x1="10.276cm" svg:y1="14.619cm" svg:x2="10.276cm" svg:y2="26.026cm">
          <text:p/>
        </draw:line>
        <draw:line draw:style-name="gr3" draw:text-style-name="P4" draw:layer="layout" svg:x1="19.593cm" svg:y1="14.619cm" svg:x2="19.593cm" svg:y2="26.026cm">
          <text:p/>
        </draw:line>
        <draw:line draw:style-name="gr3" draw:text-style-name="P4" draw:layer="layout" svg:x1="1.987cm" svg:y1="14.633cm" svg:x2="19.607cm" svg:y2="14.633cm">
          <text:p/>
        </draw:line>
        <draw:frame draw:style-name="gr2" draw:text-style-name="P3" draw:layer="layout" svg:width="2.258cm" svg:height="0.471cm" svg:x="2.764cm" svg:y="14.759cm">
          <draw:text-box>
            <text:p text:style-name="P1"><text:span text:style-name="T3">Propriedade</text:span></text:p>
          </draw:text-box>
        </draw:frame>
        <draw:frame draw:style-name="gr2" draw:text-style-name="P3" draw:layer="layout" svg:width="4.257cm" svg:height="0.471cm" svg:x="5.898cm" svg:y="14.759cm">
          <draw:text-box>
            <text:p text:style-name="P1"><text:span text:style-name="T3">Exemplo de Declaração</text:span></text:p>
          </draw:text-box>
        </draw:frame>
        <draw:frame draw:style-name="gr2" draw:text-style-name="P3" draw:layer="layout" svg:width="3.973cm" svg:height="0.471cm" svg:x="12.979cm" svg:y="14.759cm">
          <draw:text-box>
            <text:p text:style-name="P1"><text:span text:style-name="T3">Descrição dos Valores</text:span></text:p>
          </draw:text-box>
        </draw:frame>
        <draw:line draw:style-name="gr3" draw:text-style-name="P4" draw:layer="layout" svg:x1="1.987cm" svg:y1="15.338cm" svg:x2="19.607cm" svg:y2="15.338cm">
          <text:p/>
        </draw:line>
        <draw:frame draw:style-name="gr2" draw:text-style-name="P3" draw:layer="layout" svg:width="2.542cm" svg:height="0.479cm" svg:x="5.87cm" svg:y="15.448cm">
          <draw:text-box>
            <text:p text:style-name="P1"><text:span text:style-name="T4">.c { flex-</text:span></text:p>
          </draw:text-box>
        </draw:frame>
        <draw:frame draw:style-name="gr2" draw:text-style-name="P3" draw:layer="layout" svg:width="7.643cm" svg:height="0.471cm" svg:x="10.375cm" svg:y="15.699cm">
          <draw:text-box>
            <text:p text:style-name="P1"><text:span text:style-name="T2">(Padrão) Itens dispostos horizontalmente, da </text:span></text:p>
          </draw:text-box>
        </draw:frame>
        <draw:frame draw:style-name="gr2" draw:text-style-name="P3" draw:layer="layout" svg:width="3.558cm" svg:height="0.479cm" svg:x="2.101cm" svg:y="15.928cm">
          <draw:text-box>
            <text:p text:style-name="P1"><text:span text:style-name="T4">flex-direction</text:span></text:p>
          </draw:text-box>
        </draw:frame>
        <draw:frame draw:style-name="gr2" draw:text-style-name="P3" draw:layer="layout" svg:width="2.796cm" svg:height="0.479cm" svg:x="5.87cm" svg:y="15.928cm">
          <draw:text-box>
            <text:p text:style-name="P1"><text:span text:style-name="T4">direction: </text:span></text:p>
          </draw:text-box>
        </draw:frame>
        <draw:frame draw:style-name="gr2" draw:text-style-name="P3" draw:layer="layout" svg:width="3.926cm" svg:height="0.471cm" svg:x="10.375cm" svg:y="16.186cm">
          <draw:text-box>
            <text:p text:style-name="P1"><text:span text:style-name="T2">esquerda para a direita.</text:span></text:p>
          </draw:text-box>
        </draw:frame>
        <draw:frame draw:style-name="gr2" draw:text-style-name="P3" draw:layer="layout" svg:width="1.526cm" svg:height="0.479cm" svg:x="5.87cm" svg:y="16.408cm">
          <draw:text-box>
            <text:p text:style-name="P1"><text:span text:style-name="T4">row; }</text:span></text:p>
          </draw:text-box>
        </draw:frame>
        <draw:line draw:style-name="gr3" draw:text-style-name="P4" draw:layer="layout" svg:x1="1.987cm" svg:y1="17cm" svg:x2="19.607cm" svg:y2="17cm">
          <text:p/>
        </draw:line>
        <draw:frame draw:style-name="gr2" draw:text-style-name="P3" draw:layer="layout" svg:width="2.542cm" svg:height="0.479cm" svg:x="5.87cm" svg:y="17.108cm">
          <draw:text-box>
            <text:p text:style-name="P1"><text:span text:style-name="T4">.c { flex-</text:span></text:p>
          </draw:text-box>
        </draw:frame>
        <draw:frame draw:style-name="gr2" draw:text-style-name="P3" draw:layer="layout" svg:width="3.558cm" svg:height="0.479cm" svg:x="2.101cm" svg:y="17.588cm">
          <draw:text-box>
            <text:p text:style-name="P1"><text:span text:style-name="T4">flex-direction</text:span></text:p>
          </draw:text-box>
        </draw:frame>
        <draw:frame draw:style-name="gr2" draw:text-style-name="P3" draw:layer="layout" svg:width="2.796cm" svg:height="0.479cm" svg:x="5.87cm" svg:y="17.588cm">
          <draw:text-box>
            <text:p text:style-name="P1"><text:span text:style-name="T4">direction: </text:span></text:p>
          </draw:text-box>
        </draw:frame>
        <draw:frame draw:style-name="gr2" draw:text-style-name="P3" draw:layer="layout" svg:width="8.439cm" svg:height="0.471cm" svg:x="10.375cm" svg:y="17.602cm">
          <draw:text-box>
            <text:p text:style-name="P1"><text:span text:style-name="T2">Itens dispostos verticalmente, de cima para baixo.</text:span></text:p>
          </draw:text-box>
        </draw:frame>
        <draw:frame draw:style-name="gr2" draw:text-style-name="P3" draw:layer="layout" svg:width="2.288cm" svg:height="0.479cm" svg:x="5.87cm" svg:y="18.068cm">
          <draw:text-box>
            <text:p text:style-name="P1"><text:span text:style-name="T4">column; }</text:span></text:p>
          </draw:text-box>
        </draw:frame>
        <draw:line draw:style-name="gr3" draw:text-style-name="P4" draw:layer="layout" svg:x1="1.987cm" svg:y1="18.658cm" svg:x2="19.607cm" svg:y2="18.658cm">
          <text:p/>
        </draw:line>
        <draw:frame draw:style-name="gr2" draw:text-style-name="P3" draw:layer="layout" svg:width="2.542cm" svg:height="0.479cm" svg:x="5.87cm" svg:y="18.768cm">
          <draw:text-box>
            <text:p text:style-name="P1"><text:span text:style-name="T4">.c { flex-</text:span></text:p>
          </draw:text-box>
        </draw:frame>
        <draw:frame draw:style-name="gr2" draw:text-style-name="P3" draw:layer="layout" svg:width="3.558cm" svg:height="0.479cm" svg:x="2.101cm" svg:y="19.248cm">
          <draw:text-box>
            <text:p text:style-name="P1"><text:span text:style-name="T4">flex-direction</text:span></text:p>
          </draw:text-box>
        </draw:frame>
        <draw:frame draw:style-name="gr2" draw:text-style-name="P3" draw:layer="layout" svg:width="3.812cm" svg:height="0.479cm" svg:x="5.87cm" svg:y="19.248cm">
          <draw:text-box>
            <text:p text:style-name="P1"><text:span text:style-name="T4">direction: row-</text:span></text:p>
          </draw:text-box>
        </draw:frame>
        <draw:frame draw:style-name="gr2" draw:text-style-name="P3" draw:layer="layout" svg:width="8.321cm" svg:height="0.471cm" svg:x="10.375cm" svg:y="19.262cm">
          <draw:text-box>
            <text:p text:style-name="P1"><text:span text:style-name="T2">Itens horizontalmente, da direita para a esquerda.</text:span></text:p>
          </draw:text-box>
        </draw:frame>
        <draw:frame draw:style-name="gr2" draw:text-style-name="P3" draw:layer="layout" svg:width="2.542cm" svg:height="0.479cm" svg:x="5.87cm" svg:y="19.728cm">
          <draw:text-box>
            <text:p text:style-name="P1"><text:span text:style-name="T4">reverse; }</text:span></text:p>
          </draw:text-box>
        </draw:frame>
        <draw:line draw:style-name="gr3" draw:text-style-name="P4" draw:layer="layout" svg:x1="1.987cm" svg:y1="20.32cm" svg:x2="19.607cm" svg:y2="20.32cm">
          <text:p/>
        </draw:line>
        <draw:frame draw:style-name="gr2" draw:text-style-name="P3" draw:layer="layout" svg:width="2.542cm" svg:height="0.479cm" svg:x="5.87cm" svg:y="20.428cm">
          <draw:text-box>
            <text:p text:style-name="P1"><text:span text:style-name="T4">.c { flex-</text:span></text:p>
          </draw:text-box>
        </draw:frame>
        <draw:frame draw:style-name="gr2" draw:text-style-name="P3" draw:layer="layout" svg:width="2.796cm" svg:height="0.479cm" svg:x="5.87cm" svg:y="20.908cm">
          <draw:text-box>
            <text:p text:style-name="P1"><text:span text:style-name="T4">direction: </text:span></text:p>
          </draw:text-box>
        </draw:frame>
        <draw:frame draw:style-name="gr2" draw:text-style-name="P3" draw:layer="layout" svg:width="3.558cm" svg:height="0.479cm" svg:x="2.101cm" svg:y="21.147cm">
          <draw:text-box>
            <text:p text:style-name="P1"><text:span text:style-name="T4">flex-direction</text:span></text:p>
          </draw:text-box>
        </draw:frame>
        <draw:frame draw:style-name="gr2" draw:text-style-name="P3" draw:layer="layout" svg:width="6.758cm" svg:height="0.471cm" svg:x="10.375cm" svg:y="21.162cm">
          <draw:text-box>
            <text:p text:style-name="P1"><text:span text:style-name="T2">Itens verticalmente, de baixo para cima.</text:span></text:p>
          </draw:text-box>
        </draw:frame>
        <draw:frame draw:style-name="gr2" draw:text-style-name="P3" draw:layer="layout" svg:width="1.78cm" svg:height="0.479cm" svg:x="5.87cm" svg:y="21.387cm">
          <draw:text-box>
            <text:p text:style-name="P1"><text:span text:style-name="T4">column-</text:span></text:p>
          </draw:text-box>
        </draw:frame>
        <draw:frame draw:style-name="gr2" draw:text-style-name="P3" draw:layer="layout" svg:width="2.542cm" svg:height="0.479cm" svg:x="5.87cm" svg:y="21.867cm">
          <draw:text-box>
            <text:p text:style-name="P1"><text:span text:style-name="T4">reverse; }</text:span></text:p>
          </draw:text-box>
        </draw:frame>
        <draw:line draw:style-name="gr3" draw:text-style-name="P4" draw:layer="layout" svg:x1="1.987cm" svg:y1="22.457cm" svg:x2="19.607cm" svg:y2="22.457cm">
          <text:p/>
        </draw:line>
        <draw:frame draw:style-name="gr2" draw:text-style-name="P3" draw:layer="layout" svg:width="4.066cm" svg:height="0.479cm" svg:x="5.87cm" svg:y="22.574cm">
          <draw:text-box>
            <text:p text:style-name="P1"><text:span text:style-name="T4">.c { flex-wrap: </text:span></text:p>
          </draw:text-box>
        </draw:frame>
        <draw:frame draw:style-name="gr2" draw:text-style-name="P3" draw:layer="layout" svg:width="9.171cm" svg:height="0.471cm" svg:x="10.375cm" svg:y="22.585cm">
          <draw:text-box>
            <text:p text:style-name="P1"><text:span text:style-name="T2">Permite que os itens quebrem para a próxima linha se </text:span></text:p>
          </draw:text-box>
        </draw:frame>
        <draw:frame draw:style-name="gr2" draw:text-style-name="P3" draw:layer="layout" svg:width="2.288cm" svg:height="0.479cm" svg:x="2.101cm" svg:y="22.814cm">
          <draw:text-box>
            <text:p text:style-name="P1"><text:span text:style-name="T4">flex-wrap</text:span></text:p>
          </draw:text-box>
        </draw:frame>
        <draw:frame draw:style-name="gr2" draw:text-style-name="P3" draw:layer="layout" svg:width="1.78cm" svg:height="0.479cm" svg:x="5.87cm" svg:y="23.054cm">
          <draw:text-box>
            <text:p text:style-name="P1"><text:span text:style-name="T4">wrap; }</text:span></text:p>
          </draw:text-box>
        </draw:frame>
        <draw:frame draw:style-name="gr2" draw:text-style-name="P3" draw:layer="layout" svg:width="3.257cm" svg:height="0.471cm" svg:x="10.375cm" svg:y="23.072cm">
          <draw:text-box>
            <text:p text:style-name="P1"><text:span text:style-name="T2">não houver espaço.</text:span></text:p>
          </draw:text-box>
        </draw:frame>
        <draw:line draw:style-name="gr3" draw:text-style-name="P4" draw:layer="layout" svg:x1="1.987cm" svg:y1="23.653cm" svg:x2="19.607cm" svg:y2="23.653cm">
          <text:p/>
        </draw:line>
        <draw:frame draw:style-name="gr2" draw:text-style-name="P3" draw:layer="layout" svg:width="4.066cm" svg:height="0.479cm" svg:x="5.87cm" svg:y="23.762cm">
          <draw:text-box>
            <text:p text:style-name="P1"><text:span text:style-name="T4">.c { flex-wrap: </text:span></text:p>
          </draw:text-box>
        </draw:frame>
        <draw:frame draw:style-name="gr2" draw:text-style-name="P3" draw:layer="layout" svg:width="2.288cm" svg:height="0.479cm" svg:x="2.101cm" svg:y="24.001cm">
          <draw:text-box>
            <text:p text:style-name="P1"><text:span text:style-name="T4">flex-wrap</text:span></text:p>
          </draw:text-box>
        </draw:frame>
        <draw:frame draw:style-name="gr2" draw:text-style-name="P3" draw:layer="layout" svg:width="6.877cm" svg:height="0.471cm" svg:x="10.375cm" svg:y="24.016cm">
          <draw:text-box>
            <text:p text:style-name="P1"><text:span text:style-name="T2">(Padrão) Todos os itens na mesma linha.</text:span></text:p>
          </draw:text-box>
        </draw:frame>
        <draw:frame draw:style-name="gr2" draw:text-style-name="P3" draw:layer="layout" svg:width="2.288cm" svg:height="0.479cm" svg:x="5.87cm" svg:y="24.241cm">
          <draw:text-box>
            <text:p text:style-name="P1"><text:span text:style-name="T4">nowrap; }</text:span></text:p>
          </draw:text-box>
        </draw:frame>
        <draw:line draw:style-name="gr3" draw:text-style-name="P4" draw:layer="layout" svg:x1="1.987cm" svg:y1="24.832cm" svg:x2="19.607cm" svg:y2="24.832cm">
          <text:p/>
        </draw:line>
        <draw:frame draw:style-name="gr2" draw:text-style-name="P3" draw:layer="layout" svg:width="4.066cm" svg:height="0.479cm" svg:x="5.87cm" svg:y="24.942cm">
          <draw:text-box>
            <text:p text:style-name="P1"><text:span text:style-name="T4">.c { flex-flow: </text:span></text:p>
          </draw:text-box>
        </draw:frame>
        <draw:frame draw:style-name="gr2" draw:text-style-name="P3" draw:layer="layout" svg:width="2.703cm" svg:height="0.471cm" svg:x="10.375cm" svg:y="25.178cm">
          <draw:text-box>
            <text:p text:style-name="P1"><text:span text:style-name="T5">Shorthand</text:span><text:span text:style-name="T2"> para </text:span></text:p>
          </draw:text-box>
        </draw:frame>
        <draw:frame draw:style-name="gr2" draw:text-style-name="P3" draw:layer="layout" svg:width="0.422cm" svg:height="0.471cm" svg:x="16.635cm" svg:y="25.178cm">
          <draw:text-box>
            <text:p text:style-name="P1"><text:span text:style-name="T2"><text:s/></text:span><text:span text:style-name="T2">e </text:span></text:p>
          </draw:text-box>
        </draw:frame>
        <draw:frame draw:style-name="gr2" draw:text-style-name="P3" draw:layer="layout" svg:width="0.422cm" svg:height="0.471cm" svg:x="19.322cm" svg:y="25.178cm">
          <draw:text-box>
            <text:p text:style-name="P1"><text:span text:style-name="T2">.</text:span></text:p>
          </draw:text-box>
        </draw:frame>
        <draw:frame draw:style-name="gr2" draw:text-style-name="P3" draw:layer="layout" svg:width="2.288cm" svg:height="0.479cm" svg:x="2.101cm" svg:y="25.181cm">
          <draw:text-box>
            <text:p text:style-name="P1"><text:span text:style-name="T6">flex-flow</text:span></text:p>
          </draw:text-box>
        </draw:frame>
        <draw:frame draw:style-name="gr2" draw:text-style-name="P3" draw:layer="layout" svg:width="3.558cm" svg:height="0.479cm" svg:x="13.079cm" svg:y="25.203cm">
          <draw:text-box>
            <text:p text:style-name="P1"><text:span text:style-name="T4">flex-direction</text:span></text:p>
          </draw:text-box>
        </draw:frame>
        <draw:frame draw:style-name="gr2" draw:text-style-name="P3" draw:layer="layout" svg:width="2.288cm" svg:height="0.479cm" svg:x="17.036cm" svg:y="25.203cm">
          <draw:text-box>
            <text:p text:style-name="P1"><text:span text:style-name="T4">flex-wrap</text:span></text:p>
          </draw:text-box>
        </draw:frame>
        <draw:frame draw:style-name="gr2" draw:text-style-name="P3" draw:layer="layout" svg:width="2.796cm" svg:height="0.479cm" svg:x="5.87cm" svg:y="25.421cm">
          <draw:text-box>
            <text:p text:style-name="P1"><text:span text:style-name="T4">row wrap; }</text:span></text:p>
          </draw:text-box>
        </draw:frame>
        <draw:line draw:style-name="gr3" draw:text-style-name="P4" draw:layer="layout" svg:x1="1.987cm" svg:y1="26.013cm" svg:x2="19.607cm" svg:y2="26.013cm">
          <text:p/>
        </draw:line>
        <draw:frame draw:style-name="gr2" draw:text-style-name="P3" draw:layer="layout" svg:width="0.422cm" svg:height="0.471cm" svg:x="10.398cm" svg:y="27.231cm">
          <draw:text-box>
            <text:p text:style-name="P1"><text:span text:style-name="T2">1</text:span></text:p>
          </draw:text-box>
        </draw:frame>
      </draw:page>
      <draw:page draw:name="page2" draw:style-name="dp1" draw:master-page-name="master-page32">
        <draw:frame draw:style-name="gr2" draw:text-style-name="P3" draw:layer="layout" svg:width="5.442cm" svg:height="0.471cm" svg:x="2.004cm" svg:y="3.63cm">
          <draw:text-box>
            <text:p text:style-name="P1"><text:span text:style-name="T2">2.2. Alinhamento e Distribuição</text:span></text:p>
          </draw:text-box>
        </draw:frame>
        <draw:frame draw:style-name="gr2" draw:text-style-name="P3" draw:layer="layout" svg:width="12.157cm" svg:height="0.471cm" svg:x="2.004cm" svg:y="4.436cm">
          <draw:text-box>
            <text:p text:style-name="P1"><text:span text:style-name="T2">Controla como o espaço livre é distribuído ao longo do </text:span><text:span text:style-name="T3">eixo principal</text:span><text:span text:style-name="T2"> (</text:span></text:p>
          </draw:text-box>
        </draw:frame>
        <draw:frame draw:style-name="gr2" draw:text-style-name="P3" draw:layer="layout" svg:width="1.903cm" svg:height="0.471cm" svg:x="16.448cm" svg:y="4.436cm">
          <draw:text-box>
            <text:p text:style-name="P1"><text:span text:style-name="T2">) e do </text:span><text:span text:style-name="T3">eixo </text:span></text:p>
          </draw:text-box>
        </draw:frame>
        <draw:frame draw:style-name="gr2" draw:text-style-name="P3" draw:layer="layout" svg:width="2.288cm" svg:height="0.479cm" svg:x="14.162cm" svg:y="4.461cm">
          <draw:text-box>
            <text:p text:style-name="P1"><text:span text:style-name="T4">main axis</text:span></text:p>
          </draw:text-box>
        </draw:frame>
        <draw:frame draw:style-name="gr2" draw:text-style-name="P3" draw:layer="layout" svg:width="2.267cm" svg:height="0.471cm" svg:x="2.004cm" svg:y="5.031cm">
          <draw:text-box>
            <text:p text:style-name="P1"><text:span text:style-name="T3">transversal</text:span><text:span text:style-name="T2"> (</text:span></text:p>
          </draw:text-box>
        </draw:frame>
        <draw:frame draw:style-name="gr2" draw:text-style-name="P3" draw:layer="layout" svg:width="0.422cm" svg:height="0.471cm" svg:x="6.812cm" svg:y="5.031cm">
          <draw:text-box>
            <text:p text:style-name="P1"><text:span text:style-name="T2">).</text:span></text:p>
          </draw:text-box>
        </draw:frame>
        <draw:frame draw:style-name="gr2" draw:text-style-name="P3" draw:layer="layout" svg:width="2.542cm" svg:height="0.479cm" svg:x="4.272cm" svg:y="5.055cm">
          <draw:text-box>
            <text:p text:style-name="P1"><text:span text:style-name="T4">cross axis</text:span></text:p>
          </draw:text-box>
        </draw:frame>
        <draw:line draw:style-name="gr3" draw:text-style-name="P4" draw:layer="layout" svg:x1="2cm" svg:y1="5.859cm" svg:x2="2cm" svg:y2="16.226cm">
          <text:p/>
        </draw:line>
        <draw:line draw:style-name="gr3" draw:text-style-name="P4" draw:layer="layout" svg:x1="4.949cm" svg:y1="5.859cm" svg:x2="4.949cm" svg:y2="16.226cm">
          <text:p/>
        </draw:line>
        <draw:line draw:style-name="gr3" draw:text-style-name="P4" draw:layer="layout" svg:x1="10.812cm" svg:y1="5.859cm" svg:x2="10.812cm" svg:y2="16.226cm">
          <text:p/>
        </draw:line>
        <draw:line draw:style-name="gr3" draw:text-style-name="P4" draw:layer="layout" svg:x1="19.014cm" svg:y1="5.859cm" svg:x2="19.014cm" svg:y2="16.226cm">
          <text:p/>
        </draw:line>
        <draw:line draw:style-name="gr3" draw:text-style-name="P4" draw:layer="layout" svg:x1="1.987cm" svg:y1="5.873cm" svg:x2="19.028cm" svg:y2="5.873cm">
          <text:p/>
        </draw:line>
        <draw:frame draw:style-name="gr2" draw:text-style-name="P3" draw:layer="layout" svg:width="2.258cm" svg:height="0.471cm" svg:x="2.353cm" svg:y="6.001cm">
          <draw:text-box>
            <text:p text:style-name="P1"><text:span text:style-name="T3">Propriedade</text:span></text:p>
          </draw:text-box>
        </draw:frame>
        <draw:frame draw:style-name="gr2" draw:text-style-name="P3" draw:layer="layout" svg:width="4.257cm" svg:height="0.471cm" svg:x="5.756cm" svg:y="6.001cm">
          <draw:text-box>
            <text:p text:style-name="P1"><text:span text:style-name="T3">Exemplo de Declaração</text:span></text:p>
          </draw:text-box>
        </draw:frame>
        <draw:frame draw:style-name="gr2" draw:text-style-name="P3" draw:layer="layout" svg:width="3.973cm" svg:height="0.471cm" svg:x="12.956cm" svg:y="6.001cm">
          <draw:text-box>
            <text:p text:style-name="P1"><text:span text:style-name="T3">Descrição dos Valores</text:span></text:p>
          </draw:text-box>
        </draw:frame>
        <draw:line draw:style-name="gr3" draw:text-style-name="P4" draw:layer="layout" svg:x1="1.987cm" svg:y1="6.582cm" svg:x2="19.028cm" svg:y2="6.582cm">
          <text:p/>
        </draw:line>
        <draw:frame draw:style-name="gr2" draw:text-style-name="P3" draw:layer="layout" svg:width="2.034cm" svg:height="0.479cm" svg:x="2.101cm" svg:y="6.691cm">
          <draw:text-box>
            <text:p text:style-name="P1"><text:span text:style-name="T4">justify-</text:span></text:p>
          </draw:text-box>
        </draw:frame>
        <draw:frame draw:style-name="gr2" draw:text-style-name="P3" draw:layer="layout" svg:width="5.59cm" svg:height="0.479cm" svg:x="5.048cm" svg:y="6.691cm">
          <draw:text-box>
            <text:p text:style-name="P1"><text:span text:style-name="T4">.</text:span><text:span text:style-name="T4">c </text:span><text:span text:style-name="T4">{ </text:span><text:span text:style-name="T4">j</text:span><text:span text:style-name="T4">u</text:span><text:span text:style-name="T4">s</text:span><text:span text:style-name="T4">t</text:span><text:span text:style-name="T4">i</text:span><text:span text:style-name="T4">f</text:span><text:span text:style-name="T4">y</text:span><text:span text:style-name="T4">-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t</text:span><text:span text:style-name="T4">: </text:span></text:p>
          </draw:text-box>
        </draw:frame>
        <draw:frame draw:style-name="gr2" draw:text-style-name="P3" draw:layer="layout" svg:width="7.288cm" svg:height="0.471cm" svg:x="10.911cm" svg:y="6.945cm">
          <draw:text-box>
            <text:p text:style-name="P1"><text:span text:style-name="T2">Alinha os itens ao centro do eixo principal.</text:span></text:p>
          </draw:text-box>
        </draw:frame>
        <draw:frame draw:style-name="gr2" draw:text-style-name="P3" draw:layer="layout" svg:width="1.78cm" svg:height="0.479cm" svg:x="2.101cm" svg:y="7.17cm">
          <draw:text-box>
            <text:p text:style-name="P1"><text:span text:style-name="T4">content</text:span></text:p>
          </draw:text-box>
        </draw:frame>
        <draw:frame draw:style-name="gr2" draw:text-style-name="P3" draw:layer="layout" svg:width="2.288cm" svg:height="0.479cm" svg:x="5.048cm" svg:y="7.17cm">
          <draw:text-box>
            <text:p text:style-name="P1"><text:span text:style-name="T4">center; </text:span><text:span text:style-name="T4">}</text:span></text:p>
          </draw:text-box>
        </draw:frame>
        <draw:line draw:style-name="gr3" draw:text-style-name="P4" draw:layer="layout" svg:x1="1.987cm" svg:y1="7.761cm" svg:x2="19.028cm" svg:y2="7.761cm">
          <text:p/>
        </draw:line>
        <draw:frame draw:style-name="gr2" draw:text-style-name="P3" draw:layer="layout" svg:width="2.034cm" svg:height="0.479cm" svg:x="2.101cm" svg:y="7.878cm">
          <draw:text-box>
            <text:p text:style-name="P1"><text:span text:style-name="T4">justify-</text:span></text:p>
          </draw:text-box>
        </draw:frame>
        <draw:frame draw:style-name="gr2" draw:text-style-name="P3" draw:layer="layout" svg:width="5.59cm" svg:height="0.479cm" svg:x="5.048cm" svg:y="7.878cm">
          <draw:text-box>
            <text:p text:style-name="P1"><text:span text:style-name="T4">.c { justify-content: </text:span></text:p>
          </draw:text-box>
        </draw:frame>
        <draw:frame draw:style-name="gr2" draw:text-style-name="P3" draw:layer="layout" svg:width="7.33cm" svg:height="0.471cm" svg:x="10.911cm" svg:y="7.888cm">
          <draw:text-box>
            <text:p text:style-name="P1"><text:span text:style-name="T2">Distribui o espaço uniformemente </text:span><text:span text:style-name="T5">entre</text:span><text:span text:style-name="T2"> os </text:span></text:p>
          </draw:text-box>
        </draw:frame>
        <draw:frame draw:style-name="gr2" draw:text-style-name="P3" draw:layer="layout" svg:width="1.78cm" svg:height="0.479cm" svg:x="2.101cm" svg:y="8.357cm">
          <draw:text-box>
            <text:p text:style-name="P1"><text:span text:style-name="T4">content</text:span></text:p>
          </draw:text-box>
        </draw:frame>
        <draw:frame draw:style-name="gr2" draw:text-style-name="P3" draw:layer="layout" svg:width="4.066cm" svg:height="0.479cm" svg:x="5.048cm" svg:y="8.357cm">
          <draw:text-box>
            <text:p text:style-name="P1"><text:span text:style-name="T4">space-between; }</text:span></text:p>
          </draw:text-box>
        </draw:frame>
        <draw:frame draw:style-name="gr2" draw:text-style-name="P3" draw:layer="layout" svg:width="5.374cm" svg:height="0.471cm" svg:x="10.911cm" svg:y="8.375cm">
          <draw:text-box>
            <text:p text:style-name="P1"><text:span text:style-name="T2">itens (sem margem nas bordas).</text:span></text:p>
          </draw:text-box>
        </draw:frame>
        <draw:line draw:style-name="gr3" draw:text-style-name="P4" draw:layer="layout" svg:x1="1.987cm" svg:y1="8.957cm" svg:x2="19.028cm" svg:y2="8.957cm">
          <text:p/>
        </draw:line>
        <draw:frame draw:style-name="gr2" draw:text-style-name="P3" draw:layer="layout" svg:width="2.034cm" svg:height="0.479cm" svg:x="2.101cm" svg:y="9.072cm">
          <draw:text-box>
            <text:p text:style-name="P1"><text:span text:style-name="T4">justify-</text:span></text:p>
          </draw:text-box>
        </draw:frame>
        <draw:frame draw:style-name="gr2" draw:text-style-name="P3" draw:layer="layout" svg:width="5.59cm" svg:height="0.479cm" svg:x="5.048cm" svg:y="9.072cm">
          <draw:text-box>
            <text:p text:style-name="P1"><text:span text:style-name="T4">.c { justify-content: </text:span></text:p>
          </draw:text-box>
        </draw:frame>
        <draw:frame draw:style-name="gr2" draw:text-style-name="P3" draw:layer="layout" svg:width="7.957cm" svg:height="0.471cm" svg:x="10.911cm" svg:y="9.083cm">
          <draw:text-box>
            <text:p text:style-name="P1"><text:span text:style-name="T2">Distribui o espaço uniformemente </text:span><text:span text:style-name="T5">ao redor</text:span><text:span text:style-name="T2"> de </text:span></text:p>
          </draw:text-box>
        </draw:frame>
        <draw:frame draw:style-name="gr2" draw:text-style-name="P3" draw:layer="layout" svg:width="1.78cm" svg:height="0.479cm" svg:x="2.101cm" svg:y="9.552cm">
          <draw:text-box>
            <text:p text:style-name="P1"><text:span text:style-name="T4">content</text:span></text:p>
          </draw:text-box>
        </draw:frame>
        <draw:frame draw:style-name="gr2" draw:text-style-name="P3" draw:layer="layout" svg:width="3.812cm" svg:height="0.479cm" svg:x="5.048cm" svg:y="9.552cm">
          <draw:text-box>
            <text:p text:style-name="P1"><text:span text:style-name="T4">space-around; }</text:span></text:p>
          </draw:text-box>
        </draw:frame>
        <draw:frame draw:style-name="gr2" draw:text-style-name="P3" draw:layer="layout" svg:width="1.738cm" svg:height="0.471cm" svg:x="10.911cm" svg:y="9.569cm">
          <draw:text-box>
            <text:p text:style-name="P1"><text:span text:style-name="T2">cada item.</text:span></text:p>
          </draw:text-box>
        </draw:frame>
        <draw:line draw:style-name="gr3" draw:text-style-name="P4" draw:layer="layout" svg:x1="1.987cm" svg:y1="10.149cm" svg:x2="19.028cm" svg:y2="10.149cm">
          <text:p/>
        </draw:line>
        <draw:frame draw:style-name="gr2" draw:text-style-name="P3" draw:layer="layout" svg:width="2.034cm" svg:height="0.479cm" svg:x="2.101cm" svg:y="10.259cm">
          <draw:text-box>
            <text:p text:style-name="P1"><text:span text:style-name="T4">justify-</text:span></text:p>
          </draw:text-box>
        </draw:frame>
        <draw:frame draw:style-name="gr2" draw:text-style-name="P3" draw:layer="layout" svg:width="5.59cm" svg:height="0.479cm" svg:x="5.048cm" svg:y="10.259cm">
          <draw:text-box>
            <text:p text:style-name="P1"><text:span text:style-name="T4">.c { justify-content: </text:span></text:p>
          </draw:text-box>
        </draw:frame>
        <draw:frame draw:style-name="gr2" draw:text-style-name="P3" draw:layer="layout" svg:width="7.194cm" svg:height="0.471cm" svg:x="10.911cm" svg:y="10.513cm">
          <draw:text-box>
            <text:p text:style-name="P1"><text:span text:style-name="T2">Alinha os itens ao início do eixo principal.</text:span></text:p>
          </draw:text-box>
        </draw:frame>
        <draw:frame draw:style-name="gr2" draw:text-style-name="P3" draw:layer="layout" svg:width="1.78cm" svg:height="0.479cm" svg:x="2.101cm" svg:y="10.739cm">
          <draw:text-box>
            <text:p text:style-name="P1"><text:span text:style-name="T4">content</text:span></text:p>
          </draw:text-box>
        </draw:frame>
        <draw:frame draw:style-name="gr2" draw:text-style-name="P3" draw:layer="layout" svg:width="3.304cm" svg:height="0.479cm" svg:x="5.048cm" svg:y="10.739cm">
          <draw:text-box>
            <text:p text:style-name="P1"><text:span text:style-name="T4">flex-start; }</text:span></text:p>
          </draw:text-box>
        </draw:frame>
        <draw:line draw:style-name="gr3" draw:text-style-name="P4" draw:layer="layout" svg:x1="1.987cm" svg:y1="11.331cm" svg:x2="19.028cm" svg:y2="11.331cm">
          <text:p/>
        </draw:line>
        <draw:frame draw:style-name="gr2" draw:text-style-name="P3" draw:layer="layout" svg:width="7.618cm" svg:height="0.471cm" svg:x="10.911cm" svg:y="11.457cm">
          <draw:text-box>
            <text:p text:style-name="P1"><text:span text:style-name="T2">Alinha os itens ao centro do eixo transversal </text:span></text:p>
          </draw:text-box>
        </draw:frame>
        <draw:frame draw:style-name="gr2" draw:text-style-name="P3" draw:layer="layout" svg:width="1.526cm" svg:height="0.479cm" svg:x="2.101cm" svg:y="11.464cm">
          <draw:text-box>
            <text:p text:style-name="P1"><text:span text:style-name="T4">align-</text:span></text:p>
          </draw:text-box>
        </draw:frame>
        <draw:frame draw:style-name="gr2" draw:text-style-name="P3" draw:layer="layout" svg:width="4.574cm" svg:height="0.479cm" svg:x="5.048cm" svg:y="11.464cm">
          <draw:text-box>
            <text:p text:style-name="P1"><text:span text:style-name="T4">.c { align-items: </text:span></text:p>
          </draw:text-box>
        </draw:frame>
        <draw:frame draw:style-name="gr2" draw:text-style-name="P3" draw:layer="layout" svg:width="1.272cm" svg:height="0.479cm" svg:x="2.101cm" svg:y="11.943cm">
          <draw:text-box>
            <text:p text:style-name="P1"><text:span text:style-name="T4">items</text:span></text:p>
          </draw:text-box>
        </draw:frame>
        <draw:frame draw:style-name="gr2" draw:text-style-name="P3" draw:layer="layout" svg:width="2.288cm" svg:height="0.479cm" svg:x="5.048cm" svg:y="11.943cm">
          <draw:text-box>
            <text:p text:style-name="P1"><text:span text:style-name="T4">center; }</text:span></text:p>
          </draw:text-box>
        </draw:frame>
        <draw:frame draw:style-name="gr2" draw:text-style-name="P3" draw:layer="layout" svg:width="3.173cm" svg:height="0.471cm" svg:x="10.911cm" svg:y="11.944cm">
          <draw:text-box>
            <text:p text:style-name="P1"><text:span text:style-name="T2">(verticalmente em </text:span></text:p>
          </draw:text-box>
        </draw:frame>
        <draw:frame draw:style-name="gr2" draw:text-style-name="P3" draw:layer="layout" svg:width="0.422cm" svg:height="0.471cm" svg:x="14.847cm" svg:y="11.944cm">
          <draw:text-box>
            <text:p text:style-name="P1"><text:span text:style-name="T2">).</text:span></text:p>
          </draw:text-box>
        </draw:frame>
        <draw:frame draw:style-name="gr2" draw:text-style-name="P3" draw:layer="layout" svg:width="0.764cm" svg:height="0.479cm" svg:x="14.085cm" svg:y="11.968cm">
          <draw:text-box>
            <text:p text:style-name="P1"><text:span text:style-name="T4">row</text:span></text:p>
          </draw:text-box>
        </draw:frame>
        <draw:line draw:style-name="gr3" draw:text-style-name="P4" draw:layer="layout" svg:x1="1.987cm" svg:y1="12.558cm" svg:x2="19.028cm" svg:y2="12.558cm">
          <text:p/>
        </draw:line>
        <draw:frame draw:style-name="gr2" draw:text-style-name="P3" draw:layer="layout" svg:width="1.526cm" svg:height="0.479cm" svg:x="2.101cm" svg:y="12.675cm">
          <draw:text-box>
            <text:p text:style-name="P1"><text:span text:style-name="T4">align-</text:span></text:p>
          </draw:text-box>
        </draw:frame>
        <draw:frame draw:style-name="gr2" draw:text-style-name="P3" draw:layer="layout" svg:width="4.574cm" svg:height="0.479cm" svg:x="5.048cm" svg:y="12.675cm">
          <draw:text-box>
            <text:p text:style-name="P1"><text:span text:style-name="T4">.c { align-items: </text:span></text:p>
          </draw:text-box>
        </draw:frame>
        <draw:frame draw:style-name="gr2" draw:text-style-name="P3" draw:layer="layout" svg:width="7.017cm" svg:height="0.471cm" svg:x="10.911cm" svg:y="12.686cm">
          <draw:text-box>
            <text:p text:style-name="P1"><text:span text:style-name="T2">(Padrão) Estica os itens para preencher o </text:span></text:p>
          </draw:text-box>
        </draw:frame>
        <draw:frame draw:style-name="gr2" draw:text-style-name="P3" draw:layer="layout" svg:width="1.272cm" svg:height="0.479cm" svg:x="2.101cm" svg:y="13.155cm">
          <draw:text-box>
            <text:p text:style-name="P1"><text:span text:style-name="T4">items</text:span></text:p>
          </draw:text-box>
        </draw:frame>
        <draw:frame draw:style-name="gr2" draw:text-style-name="P3" draw:layer="layout" svg:width="2.542cm" svg:height="0.479cm" svg:x="5.048cm" svg:y="13.155cm">
          <draw:text-box>
            <text:p text:style-name="P1"><text:span text:style-name="T4">stretch; }</text:span></text:p>
          </draw:text-box>
        </draw:frame>
        <draw:frame draw:style-name="gr2" draw:text-style-name="P3" draw:layer="layout" svg:width="6.559cm" svg:height="0.471cm" svg:x="10.911cm" svg:y="13.173cm">
          <draw:text-box>
            <text:p text:style-name="P1"><text:span text:style-name="T2">contêiner ao longo do eixo transversal.</text:span></text:p>
          </draw:text-box>
        </draw:frame>
        <draw:line draw:style-name="gr3" draw:text-style-name="P4" draw:layer="layout" svg:x1="1.987cm" svg:y1="13.754cm" svg:x2="19.028cm" svg:y2="13.754cm">
          <text:p/>
        </draw:line>
        <draw:frame draw:style-name="gr2" draw:text-style-name="P3" draw:layer="layout" svg:width="6.556cm" svg:height="0.471cm" svg:x="10.911cm" svg:y="13.88cm">
          <draw:text-box>
            <text:p text:style-name="P1"><text:span text:style-name="T2">Alinha as </text:span><text:span text:style-name="T5">linhas</text:span><text:span text:style-name="T2"> do contêiner (quando </text:span></text:p>
          </draw:text-box>
        </draw:frame>
        <draw:frame draw:style-name="gr2" draw:text-style-name="P3" draw:layer="layout" svg:width="1.526cm" svg:height="0.479cm" svg:x="2.101cm" svg:y="13.905cm">
          <draw:text-box>
            <text:p text:style-name="P1"><text:span text:style-name="T4">align-</text:span></text:p>
          </draw:text-box>
        </draw:frame>
        <draw:frame draw:style-name="gr2" draw:text-style-name="P3" draw:layer="layout" svg:width="5.082cm" svg:height="0.479cm" svg:x="5.048cm" svg:y="13.905cm">
          <draw:text-box>
            <text:p text:style-name="P1"><text:span text:style-name="T4">.c { align-content: </text:span></text:p>
          </draw:text-box>
        </draw:frame>
        <draw:frame draw:style-name="gr2" draw:text-style-name="P3" draw:layer="layout" svg:width="1.272cm" svg:height="0.479cm" svg:x="17.471cm" svg:y="13.905cm">
          <draw:text-box>
            <text:p text:style-name="P1"><text:span text:style-name="T4">flex-</text:span></text:p>
          </draw:text-box>
        </draw:frame>
        <draw:frame draw:style-name="gr2" draw:text-style-name="P3" draw:layer="layout" svg:width="1.78cm" svg:height="0.479cm" svg:x="2.101cm" svg:y="14.385cm">
          <draw:text-box>
            <text:p text:style-name="P1"><text:span text:style-name="T4">content</text:span></text:p>
          </draw:text-box>
        </draw:frame>
        <draw:frame draw:style-name="gr2" draw:text-style-name="P3" draw:layer="layout" svg:width="4.066cm" svg:height="0.479cm" svg:x="5.048cm" svg:y="14.385cm">
          <draw:text-box>
            <text:p text:style-name="P1"><text:span text:style-name="T4">space-between; }</text:span></text:p>
          </draw:text-box>
        </draw:frame>
        <draw:frame draw:style-name="gr2" draw:text-style-name="P3" draw:layer="layout" svg:width="1.962cm" svg:height="0.471cm" svg:x="13.451cm" svg:y="14.402cm">
          <draw:text-box>
            <text:p text:style-name="P1"><text:span text:style-name="T2"><text:s/></text:span><text:span text:style-name="T2">está ativo).</text:span></text:p>
          </draw:text-box>
        </draw:frame>
        <draw:frame draw:style-name="gr2" draw:text-style-name="P3" draw:layer="layout" svg:width="2.542cm" svg:height="0.479cm" svg:x="10.911cm" svg:y="14.427cm">
          <draw:text-box>
            <text:p text:style-name="P1"><text:span text:style-name="T4">wrap: wrap</text:span></text:p>
          </draw:text-box>
        </draw:frame>
        <draw:line draw:style-name="gr3" draw:text-style-name="P4" draw:layer="layout" svg:x1="1.987cm" svg:y1="15.017cm" svg:x2="19.028cm" svg:y2="15.017cm">
          <text:p/>
        </draw:line>
        <draw:frame draw:style-name="gr2" draw:text-style-name="P3" draw:layer="layout" svg:width="7.275cm" svg:height="0.471cm" svg:x="10.911cm" svg:y="15.145cm">
          <draw:text-box>
            <text:p text:style-name="P1"><text:span text:style-name="T2">Define o espaçamento entre itens (linhas e </text:span></text:p>
          </draw:text-box>
        </draw:frame>
        <draw:frame draw:style-name="gr2" draw:text-style-name="P3" draw:layer="layout" svg:width="0.764cm" svg:height="0.479cm" svg:x="2.101cm" svg:y="15.374cm">
          <draw:text-box>
            <text:p text:style-name="P1"><text:span text:style-name="T6">gap</text:span></text:p>
          </draw:text-box>
        </draw:frame>
        <draw:frame draw:style-name="gr2" draw:text-style-name="P3" draw:layer="layout" svg:width="4.32cm" svg:height="0.479cm" svg:x="5.048cm" svg:y="15.374cm">
          <draw:text-box>
            <text:p text:style-name="P1"><text:span text:style-name="T4">.c { gap: 10px; }</text:span></text:p>
          </draw:text-box>
        </draw:frame>
        <draw:frame draw:style-name="gr2" draw:text-style-name="P3" draw:layer="layout" svg:width="1.539cm" svg:height="0.471cm" svg:x="10.911cm" svg:y="15.632cm">
          <draw:text-box>
            <text:p text:style-name="P1"><text:span text:style-name="T2">colunas).</text:span></text:p>
          </draw:text-box>
        </draw:frame>
        <draw:line draw:style-name="gr3" draw:text-style-name="P4" draw:layer="layout" svg:x1="1.987cm" svg:y1="16.213cm" svg:x2="19.028cm" svg:y2="16.213cm">
          <text:p/>
        </draw:line>
        <draw:line draw:style-name="gr4" draw:text-style-name="P4" draw:layer="layout" svg:x1="18.998cm" svg:y1="16.465cm" svg:x2="2cm" svg:y2="16.465cm">
          <text:p/>
        </draw:line>
        <draw:line draw:style-name="gr4" draw:text-style-name="P4" draw:layer="layout" svg:x1="18.998cm" svg:y1="16.472cm" svg:x2="2cm" svg:y2="16.472cm">
          <text:p/>
        </draw:line>
        <draw:frame draw:style-name="gr2" draw:text-style-name="P3" draw:layer="layout" svg:width="5.116cm" svg:height="0.471cm" svg:x="2.004cm" svg:y="16.992cm">
          <draw:text-box>
            <text:p text:style-name="P1"><text:span text:style-name="T2">3. Propriedades dos Itens Flex</text:span></text:p>
          </draw:text-box>
        </draw:frame>
        <draw:frame draw:style-name="gr2" draw:text-style-name="P3" draw:layer="layout" svg:width="16.999cm" svg:height="0.471cm" svg:x="2.004cm" svg:y="17.798cm">
          <draw:text-box>
            <text:p text:style-name="P1"><text:span text:style-name="T2">Estas propriedades controlam o comportamento individual dos elementos filhos dentro do contêiner </text:span></text:p>
          </draw:text-box>
        </draw:frame>
        <draw:frame draw:style-name="gr2" draw:text-style-name="P3" draw:layer="layout" svg:width="0.764cm" svg:height="0.471cm" svg:x="2.004cm" svg:y="18.357cm">
          <draw:text-box>
            <text:p text:style-name="P1"><text:span text:style-name="T2">flex.</text:span></text:p>
          </draw:text-box>
        </draw:frame>
        <draw:frame draw:style-name="gr2" draw:text-style-name="P3" draw:layer="layout" svg:width="7.029cm" svg:height="0.471cm" svg:x="2.004cm" svg:y="19.163cm">
          <draw:text-box>
            <text:p text:style-name="P1"><text:span text:style-name="T2">3.1. Ordenação e Alinhamento Individual</text:span></text:p>
          </draw:text-box>
        </draw:frame>
        <draw:line draw:style-name="gr3" draw:text-style-name="P4" draw:layer="layout" svg:x1="2cm" svg:y1="19.953cm" svg:x2="2cm" svg:y2="23.666cm">
          <text:p/>
        </draw:line>
        <draw:line draw:style-name="gr3" draw:text-style-name="P4" draw:layer="layout" svg:x1="4.91cm" svg:y1="19.953cm" svg:x2="4.91cm" svg:y2="23.666cm">
          <text:p/>
        </draw:line>
        <draw:line draw:style-name="gr3" draw:text-style-name="P4" draw:layer="layout" svg:x1="10.812cm" svg:y1="19.953cm" svg:x2="10.812cm" svg:y2="23.666cm">
          <text:p/>
        </draw:line>
        <draw:line draw:style-name="gr3" draw:text-style-name="P4" draw:layer="layout" svg:x1="19.014cm" svg:y1="19.953cm" svg:x2="19.014cm" svg:y2="23.666cm">
          <text:p/>
        </draw:line>
        <draw:line draw:style-name="gr3" draw:text-style-name="P4" draw:layer="layout" svg:x1="1.987cm" svg:y1="19.967cm" svg:x2="19.028cm" svg:y2="19.967cm">
          <text:p/>
        </draw:line>
        <draw:frame draw:style-name="gr2" draw:text-style-name="P3" draw:layer="layout" svg:width="2.258cm" svg:height="0.471cm" svg:x="2.335cm" svg:y="20.093cm">
          <draw:text-box>
            <text:p text:style-name="P1"><text:span text:style-name="T3">Propriedade</text:span></text:p>
          </draw:text-box>
        </draw:frame>
        <draw:frame draw:style-name="gr2" draw:text-style-name="P3" draw:layer="layout" svg:width="4.257cm" svg:height="0.471cm" svg:x="5.736cm" svg:y="20.093cm">
          <draw:text-box>
            <text:p text:style-name="P1"><text:span text:style-name="T3">Exemplo de Declaração</text:span></text:p>
          </draw:text-box>
        </draw:frame>
        <draw:frame draw:style-name="gr2" draw:text-style-name="P3" draw:layer="layout" svg:width="1.763cm" svg:height="0.471cm" svg:x="14.035cm" svg:y="20.093cm">
          <draw:text-box>
            <text:p text:style-name="P1"><text:span text:style-name="T3">Descrição</text:span></text:p>
          </draw:text-box>
        </draw:frame>
        <draw:line draw:style-name="gr3" draw:text-style-name="P4" draw:layer="layout" svg:x1="1.987cm" svg:y1="20.672cm" svg:x2="19.028cm" svg:y2="20.672cm">
          <text:p/>
        </draw:line>
        <draw:frame draw:style-name="gr2" draw:text-style-name="P3" draw:layer="layout" svg:width="6.936cm" svg:height="0.471cm" svg:x="10.911cm" svg:y="20.8cm">
          <draw:text-box>
            <text:p text:style-name="P1"><text:span text:style-name="T2">Define a ordem visual do item (padrão é </text:span></text:p>
          </draw:text-box>
        </draw:frame>
        <draw:frame draw:style-name="gr2" draw:text-style-name="P3" draw:layer="layout" svg:width="0.422cm" svg:height="0.471cm" svg:x="18.101cm" svg:y="20.8cm">
          <draw:text-box>
            <text:p text:style-name="P1"><text:span text:style-name="T2">). </text:span></text:p>
          </draw:text-box>
        </draw:frame>
        <draw:frame draw:style-name="gr2" draw:text-style-name="P3" draw:layer="layout" svg:width="0.422cm" svg:height="0.479cm" svg:x="17.847cm" svg:y="20.825cm">
          <draw:text-box>
            <text:p text:style-name="P1"><text:span text:style-name="T4">0</text:span></text:p>
          </draw:text-box>
        </draw:frame>
        <draw:frame draw:style-name="gr2" draw:text-style-name="P3" draw:layer="layout" svg:width="1.272cm" svg:height="0.479cm" svg:x="2.101cm" svg:y="21.065cm">
          <draw:text-box>
            <text:p text:style-name="P1"><text:span text:style-name="T4">order</text:span></text:p>
          </draw:text-box>
        </draw:frame>
        <draw:frame draw:style-name="gr2" draw:text-style-name="P3" draw:layer="layout" svg:width="5.336cm" svg:height="0.479cm" svg:x="5.011cm" svg:y="21.065cm">
          <draw:text-box>
            <text:p text:style-name="P1"><text:span text:style-name="T4">.item-3 { order: 1; }</text:span></text:p>
          </draw:text-box>
        </draw:frame>
        <draw:frame draw:style-name="gr2" draw:text-style-name="P3" draw:layer="layout" svg:width="1.763cm" svg:height="0.471cm" svg:x="10.911cm" svg:y="21.322cm">
          <draw:text-box>
            <text:p text:style-name="P1"><text:span text:style-name="T2">Itens com </text:span></text:p>
          </draw:text-box>
        </draw:frame>
        <draw:frame draw:style-name="gr2" draw:text-style-name="P3" draw:layer="layout" svg:width="4.583cm" svg:height="0.471cm" svg:x="13.945cm" svg:y="21.322cm">
          <draw:text-box>
            <text:p text:style-name="P1"><text:span text:style-name="T2"><text:s/></text:span><text:span text:style-name="T2">menor aparecem primeiro.</text:span></text:p>
          </draw:text-box>
        </draw:frame>
        <draw:frame draw:style-name="gr2" draw:text-style-name="P3" draw:layer="layout" svg:width="1.272cm" svg:height="0.479cm" svg:x="12.675cm" svg:y="21.347cm">
          <draw:text-box>
            <text:p text:style-name="P1"><text:span text:style-name="T4">order</text:span></text:p>
          </draw:text-box>
        </draw:frame>
        <draw:line draw:style-name="gr3" draw:text-style-name="P4" draw:layer="layout" svg:x1="1.987cm" svg:y1="21.939cm" svg:x2="19.028cm" svg:y2="21.939cm">
          <text:p/>
        </draw:line>
        <draw:frame draw:style-name="gr2" draw:text-style-name="P3" draw:layer="layout" svg:width="2.174cm" svg:height="0.471cm" svg:x="10.911cm" svg:y="22.065cm">
          <draw:text-box>
            <text:p text:style-name="P1"><text:span text:style-name="T2">Sobrescreve </text:span></text:p>
          </draw:text-box>
        </draw:frame>
        <draw:frame draw:style-name="gr2" draw:text-style-name="P3" draw:layer="layout" svg:width="2.318cm" svg:height="0.471cm" svg:x="15.88cm" svg:y="22.065cm">
          <draw:text-box>
            <text:p text:style-name="P1"><text:span text:style-name="T2"><text:s/></text:span><text:span text:style-name="T2">do contêiner </text:span></text:p>
          </draw:text-box>
        </draw:frame>
        <draw:frame draw:style-name="gr2" draw:text-style-name="P3" draw:layer="layout" svg:width="2.796cm" svg:height="0.479cm" svg:x="13.086cm" svg:y="22.089cm">
          <draw:text-box>
            <text:p text:style-name="P1"><text:span text:style-name="T4">align-items</text:span></text:p>
          </draw:text-box>
        </draw:frame>
        <draw:frame draw:style-name="gr2" draw:text-style-name="P3" draw:layer="layout" svg:width="5.59cm" svg:height="0.479cm" svg:x="5.011cm" svg:y="22.315cm">
          <draw:text-box>
            <text:p text:style-name="P1"><text:span text:style-name="T4">.item-1 { align-self: </text:span></text:p>
          </draw:text-box>
        </draw:frame>
        <draw:frame draw:style-name="gr2" draw:text-style-name="P3" draw:layer="layout" svg:width="2.542cm" svg:height="0.479cm" svg:x="2.101cm" svg:y="22.555cm">
          <draw:text-box>
            <text:p text:style-name="P1"><text:span text:style-name="T4">align-self</text:span></text:p>
          </draw:text-box>
        </draw:frame>
        <draw:frame draw:style-name="gr2" draw:text-style-name="P3" draw:layer="layout" svg:width="6.805cm" svg:height="0.471cm" svg:x="10.911cm" svg:y="22.587cm">
          <draw:text-box>
            <text:p text:style-name="P1"><text:span text:style-name="T2">para alinhar um item específico no eixo </text:span></text:p>
          </draw:text-box>
        </draw:frame>
        <draw:frame draw:style-name="gr2" draw:text-style-name="P3" draw:layer="layout" svg:width="2.796cm" svg:height="0.479cm" svg:x="5.011cm" svg:y="22.795cm">
          <draw:text-box>
            <text:p text:style-name="P1"><text:span text:style-name="T4">flex-end; }</text:span></text:p>
          </draw:text-box>
        </draw:frame>
        <draw:frame draw:style-name="gr2" draw:text-style-name="P3" draw:layer="layout" svg:width="1.941cm" svg:height="0.471cm" svg:x="10.911cm" svg:y="23.074cm">
          <draw:text-box>
            <text:p text:style-name="P1"><text:span text:style-name="T2">transversal.</text:span></text:p>
          </draw:text-box>
        </draw:frame>
        <draw:line draw:style-name="gr3" draw:text-style-name="P4" draw:layer="layout" svg:x1="1.987cm" svg:y1="23.653cm" svg:x2="19.028cm" svg:y2="23.653cm">
          <text:p/>
        </draw:line>
        <draw:frame draw:style-name="gr5" draw:text-style-name="P5" draw:layer="layout" svg:width="6.479cm" svg:height="0.471cm" svg:x="2.004cm" svg:y="25.616cm">
          <draw:text-box>
            <text:p text:style-name="P1"><text:span text:style-name="T2">3.2. Flexibilidade e Dimensionamento</text:span></text:p>
          </draw:text-box>
        </draw:frame>
        <draw:frame draw:style-name="gr2" draw:text-style-name="P3" draw:layer="layout" svg:width="0.422cm" svg:height="0.471cm" svg:x="10.398cm" svg:y="27.231cm">
          <draw:text-box>
            <text:p text:style-name="P1"><text:span text:style-name="T2">2</text:span></text:p>
          </draw:text-box>
        </draw:frame>
      </draw:page>
      <draw:page draw:name="page3" draw:style-name="dp1" draw:master-page-name="master-page35">
        <draw:frame draw:style-name="gr2" draw:text-style-name="P3" draw:layer="layout" svg:width="11.593cm" svg:height="0.471cm" svg:x="2.004cm" svg:y="2.018cm">
          <draw:text-box>
            <text:p text:style-name="P1"><text:span text:style-name="T2">Controla como os itens crescem, encolhem e qual seu tamanho base.</text:span></text:p>
          </draw:text-box>
        </draw:frame>
        <draw:line draw:style-name="gr3" draw:text-style-name="P4" draw:layer="layout" svg:x1="2cm" svg:y1="2.808cm" svg:x2="2cm" svg:y2="11.925cm">
          <text:p/>
        </draw:line>
        <draw:line draw:style-name="gr3" draw:text-style-name="P4" draw:layer="layout" svg:x1="4.91cm" svg:y1="2.808cm" svg:x2="4.91cm" svg:y2="11.925cm">
          <text:p/>
        </draw:line>
        <draw:line draw:style-name="gr3" draw:text-style-name="P4" draw:layer="layout" svg:x1="10.812cm" svg:y1="2.808cm" svg:x2="10.812cm" svg:y2="11.925cm">
          <text:p/>
        </draw:line>
        <draw:line draw:style-name="gr3" draw:text-style-name="P4" draw:layer="layout" svg:x1="19.014cm" svg:y1="2.808cm" svg:x2="19.014cm" svg:y2="11.925cm">
          <text:p/>
        </draw:line>
        <draw:line draw:style-name="gr3" draw:text-style-name="P4" draw:layer="layout" svg:x1="1.987cm" svg:y1="2.822cm" svg:x2="19.028cm" svg:y2="2.822cm">
          <text:p/>
        </draw:line>
        <draw:frame draw:style-name="gr2" draw:text-style-name="P3" draw:layer="layout" svg:width="2.258cm" svg:height="0.471cm" svg:x="2.335cm" svg:y="2.948cm">
          <draw:text-box>
            <text:p text:style-name="P1"><text:span text:style-name="T3">Propriedade</text:span></text:p>
          </draw:text-box>
        </draw:frame>
        <draw:frame draw:style-name="gr2" draw:text-style-name="P3" draw:layer="layout" svg:width="4.257cm" svg:height="0.471cm" svg:x="5.736cm" svg:y="2.948cm">
          <draw:text-box>
            <text:p text:style-name="P1"><text:span text:style-name="T3">Exemplo de Declaração</text:span></text:p>
          </draw:text-box>
        </draw:frame>
        <draw:frame draw:style-name="gr2" draw:text-style-name="P3" draw:layer="layout" svg:width="1.763cm" svg:height="0.471cm" svg:x="14.035cm" svg:y="2.948cm">
          <draw:text-box>
            <text:p text:style-name="P1"><text:span text:style-name="T3">Descrição</text:span></text:p>
          </draw:text-box>
        </draw:frame>
        <draw:line draw:style-name="gr3" draw:text-style-name="P4" draw:layer="layout" svg:x1="1.987cm" svg:y1="3.527cm" svg:x2="19.028cm" svg:y2="3.527cm">
          <text:p/>
        </draw:line>
        <draw:frame draw:style-name="gr2" draw:text-style-name="P3" draw:layer="layout" svg:width="7.961cm" svg:height="0.471cm" svg:x="10.911cm" svg:y="3.655cm">
          <draw:text-box>
            <text:p text:style-name="P1"><text:span text:style-name="T2">Um fator numérico que indica o quanto o item </text:span></text:p>
          </draw:text-box>
        </draw:frame>
        <draw:frame draw:style-name="gr2" draw:text-style-name="P3" draw:layer="layout" svg:width="4.828cm" svg:height="0.479cm" svg:x="5.011cm" svg:y="3.888cm">
          <draw:text-box>
            <text:p text:style-name="P1"><text:span text:style-name="T4">.item { flex-grow: </text:span></text:p>
          </draw:text-box>
        </draw:frame>
        <draw:frame draw:style-name="gr2" draw:text-style-name="P3" draw:layer="layout" svg:width="2.288cm" svg:height="0.479cm" svg:x="2.101cm" svg:y="4.128cm">
          <draw:text-box>
            <text:p text:style-name="P1"><text:span text:style-name="T4">flex-grow</text:span></text:p>
          </draw:text-box>
        </draw:frame>
        <draw:frame draw:style-name="gr2" draw:text-style-name="P3" draw:layer="layout" svg:width="6.826cm" svg:height="0.471cm" svg:x="10.911cm" svg:y="4.142cm">
          <draw:text-box>
            <text:p text:style-name="P1"><text:span text:style-name="T2">deve crescer para ocupar o espaço extra </text:span></text:p>
          </draw:text-box>
        </draw:frame>
        <draw:frame draw:style-name="gr2" draw:text-style-name="P3" draw:layer="layout" svg:width="1.018cm" svg:height="0.479cm" svg:x="5.011cm" svg:y="4.368cm">
          <draw:text-box>
            <text:p text:style-name="P1"><text:span text:style-name="T4">1; }</text:span></text:p>
          </draw:text-box>
        </draw:frame>
        <draw:frame draw:style-name="gr2" draw:text-style-name="P3" draw:layer="layout" svg:width="1.869cm" svg:height="0.471cm" svg:x="10.911cm" svg:y="4.629cm">
          <draw:text-box>
            <text:p text:style-name="P1"><text:span text:style-name="T2">disponível.</text:span></text:p>
          </draw:text-box>
        </draw:frame>
        <draw:line draw:style-name="gr3" draw:text-style-name="P4" draw:layer="layout" svg:x1="1.987cm" svg:y1="5.21cm" svg:x2="19.028cm" svg:y2="5.21cm">
          <text:p/>
        </draw:line>
        <draw:frame draw:style-name="gr2" draw:text-style-name="P3" draw:layer="layout" svg:width="7.961cm" svg:height="0.471cm" svg:x="10.911cm" svg:y="5.336cm">
          <draw:text-box>
            <text:p text:style-name="P1"><text:span text:style-name="T2">Um fator numérico que indica o quanto o item </text:span></text:p>
          </draw:text-box>
        </draw:frame>
        <draw:frame draw:style-name="gr2" draw:text-style-name="P3" draw:layer="layout" svg:width="1.272cm" svg:height="0.479cm" svg:x="2.101cm" svg:y="5.586cm">
          <draw:text-box>
            <text:p text:style-name="P1"><text:span text:style-name="T4">flex-</text:span></text:p>
          </draw:text-box>
        </draw:frame>
        <draw:frame draw:style-name="gr2" draw:text-style-name="P3" draw:layer="layout" svg:width="5.336cm" svg:height="0.479cm" svg:x="5.011cm" svg:y="5.586cm">
          <draw:text-box>
            <text:p text:style-name="P1"><text:span text:style-name="T4">.item { flex-shrink: </text:span></text:p>
          </draw:text-box>
        </draw:frame>
        <draw:frame draw:style-name="gr2" draw:text-style-name="P3" draw:layer="layout" svg:width="7.605cm" svg:height="0.471cm" svg:x="10.911cm" svg:y="5.823cm">
          <draw:text-box>
            <text:p text:style-name="P1"><text:span text:style-name="T2">pode encolher se não houver espaço (padrão </text:span></text:p>
          </draw:text-box>
        </draw:frame>
        <draw:frame draw:style-name="gr2" draw:text-style-name="P3" draw:layer="layout" svg:width="1.526cm" svg:height="0.479cm" svg:x="2.101cm" svg:y="6.066cm">
          <draw:text-box>
            <text:p text:style-name="P1"><text:span text:style-name="T4">shrink</text:span></text:p>
          </draw:text-box>
        </draw:frame>
        <draw:frame draw:style-name="gr2" draw:text-style-name="P3" draw:layer="layout" svg:width="1.018cm" svg:height="0.479cm" svg:x="5.011cm" svg:y="6.066cm">
          <draw:text-box>
            <text:p text:style-name="P1"><text:span text:style-name="T4">0; }</text:span></text:p>
          </draw:text-box>
        </draw:frame>
        <draw:frame draw:style-name="gr2" draw:text-style-name="P3" draw:layer="layout" svg:width="0.422cm" svg:height="0.471cm" svg:x="10.911cm" svg:y="6.31cm">
          <draw:text-box>
            <text:p text:style-name="P1"><text:span text:style-name="T2">é </text:span></text:p>
          </draw:text-box>
        </draw:frame>
        <draw:frame draw:style-name="gr2" draw:text-style-name="P3" draw:layer="layout" svg:width="0.422cm" svg:height="0.471cm" svg:x="11.46cm" svg:y="6.31cm">
          <draw:text-box>
            <text:p text:style-name="P1"><text:span text:style-name="T2">).</text:span></text:p>
          </draw:text-box>
        </draw:frame>
        <draw:frame draw:style-name="gr2" draw:text-style-name="P3" draw:layer="layout" svg:width="0.422cm" svg:height="0.479cm" svg:x="11.206cm" svg:y="6.334cm">
          <draw:text-box>
            <text:p text:style-name="P1"><text:span text:style-name="T4">1</text:span></text:p>
          </draw:text-box>
        </draw:frame>
        <draw:line draw:style-name="gr3" draw:text-style-name="P4" draw:layer="layout" svg:x1="1.987cm" svg:y1="6.925cm" svg:x2="19.028cm" svg:y2="6.925cm">
          <text:p/>
        </draw:line>
        <draw:frame draw:style-name="gr2" draw:text-style-name="P3" draw:layer="layout" svg:width="7.406cm" svg:height="0.471cm" svg:x="10.911cm" svg:y="7.052cm">
          <draw:text-box>
            <text:p text:style-name="P1"><text:span text:style-name="T2">Define o tamanho inicial do item </text:span><text:span text:style-name="T5">antes</text:span><text:span text:style-name="T2"> que </text:span></text:p>
          </draw:text-box>
        </draw:frame>
        <draw:frame draw:style-name="gr2" draw:text-style-name="P3" draw:layer="layout" svg:width="5.082cm" svg:height="0.479cm" svg:x="5.011cm" svg:y="7.059cm">
          <draw:text-box>
            <text:p text:style-name="P1"><text:span text:style-name="T4">.item { flex-basis: </text:span></text:p>
          </draw:text-box>
        </draw:frame>
        <draw:frame draw:style-name="gr2" draw:text-style-name="P3" draw:layer="layout" svg:width="2.542cm" svg:height="0.479cm" svg:x="2.101cm" svg:y="7.299cm">
          <draw:text-box>
            <text:p text:style-name="P1"><text:span text:style-name="T4">flex-basis</text:span></text:p>
          </draw:text-box>
        </draw:frame>
        <draw:frame draw:style-name="gr2" draw:text-style-name="P3" draw:layer="layout" svg:width="2.034cm" svg:height="0.479cm" svg:x="5.011cm" svg:y="7.539cm">
          <draw:text-box>
            <text:p text:style-name="P1"><text:span text:style-name="T4">150px; }</text:span></text:p>
          </draw:text-box>
        </draw:frame>
        <draw:frame draw:style-name="gr2" draw:text-style-name="P3" draw:layer="layout" svg:width="0.422cm" svg:height="0.471cm" svg:x="10.911cm" svg:y="7.539cm">
          <draw:text-box>
            <text:p text:style-name="P1"><text:span text:style-name="T2">o </text:span></text:p>
          </draw:text-box>
        </draw:frame>
        <draw:frame draw:style-name="gr2" draw:text-style-name="P3" draw:layer="layout" svg:width="0.637cm" svg:height="0.471cm" svg:x="12.245cm" svg:y="7.539cm">
          <draw:text-box>
            <text:p text:style-name="P1"><text:span text:style-name="T2"><text:s/></text:span><text:span text:style-name="T2">ou </text:span></text:p>
          </draw:text-box>
        </draw:frame>
        <draw:frame draw:style-name="gr2" draw:text-style-name="P3" draw:layer="layout" svg:width="2.902cm" svg:height="0.471cm" svg:x="14.404cm" svg:y="7.539cm">
          <draw:text-box>
            <text:p text:style-name="P1"><text:span text:style-name="T2"><text:s/></text:span><text:span text:style-name="T2">sejam aplicados.</text:span></text:p>
          </draw:text-box>
        </draw:frame>
        <draw:frame draw:style-name="gr2" draw:text-style-name="P3" draw:layer="layout" svg:width="1.018cm" svg:height="0.479cm" svg:x="11.229cm" svg:y="7.564cm">
          <draw:text-box>
            <text:p text:style-name="P1"><text:span text:style-name="T4">grow</text:span></text:p>
          </draw:text-box>
        </draw:frame>
        <draw:frame draw:style-name="gr2" draw:text-style-name="P3" draw:layer="layout" svg:width="1.526cm" svg:height="0.479cm" svg:x="12.88cm" svg:y="7.564cm">
          <draw:text-box>
            <text:p text:style-name="P1"><text:span text:style-name="T4">shrink</text:span></text:p>
          </draw:text-box>
        </draw:frame>
        <draw:line draw:style-name="gr3" draw:text-style-name="P4" draw:layer="layout" svg:x1="1.987cm" svg:y1="8.156cm" svg:x2="19.028cm" svg:y2="8.156cm">
          <text:p/>
        </draw:line>
        <draw:frame draw:style-name="gr2" draw:text-style-name="P3" draw:layer="layout" svg:width="2.703cm" svg:height="0.471cm" svg:x="10.911cm" svg:y="8.282cm">
          <draw:text-box>
            <text:p text:style-name="P1"><text:span text:style-name="T5">Shorthand</text:span><text:span text:style-name="T2"> para </text:span></text:p>
          </draw:text-box>
        </draw:frame>
        <draw:frame draw:style-name="gr2" draw:text-style-name="P3" draw:layer="layout" svg:width="0.422cm" svg:height="0.471cm" svg:x="15.901cm" svg:y="8.282cm">
          <draw:text-box>
            <text:p text:style-name="P1"><text:span text:style-name="T2">, </text:span></text:p>
          </draw:text-box>
        </draw:frame>
        <draw:frame draw:style-name="gr2" draw:text-style-name="P3" draw:layer="layout" svg:width="0.422cm" svg:height="0.471cm" svg:x="18.907cm" svg:y="8.2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574cm" svg:height="0.479cm" svg:x="5.011cm" svg:y="8.306cm">
          <draw:text-box>
            <text:p text:style-name="P1"><text:span text:style-name="T4">.item { flex: 1 1 </text:span></text:p>
          </draw:text-box>
        </draw:frame>
        <draw:frame draw:style-name="gr2" draw:text-style-name="P3" draw:layer="layout" svg:width="2.288cm" svg:height="0.479cm" svg:x="13.615cm" svg:y="8.306cm">
          <draw:text-box>
            <text:p text:style-name="P1"><text:span text:style-name="T4">flex-grow</text:span></text:p>
          </draw:text-box>
        </draw:frame>
        <draw:frame draw:style-name="gr2" draw:text-style-name="P3" draw:layer="layout" svg:width="2.796cm" svg:height="0.479cm" svg:x="16.113cm" svg:y="8.306cm">
          <draw:text-box>
            <text:p text:style-name="P1"><text:span text:style-name="T4">flex-shrink</text:span></text:p>
          </draw:text-box>
        </draw:frame>
        <draw:frame draw:style-name="gr2" draw:text-style-name="P3" draw:layer="layout" svg:width="1.018cm" svg:height="0.479cm" svg:x="2.101cm" svg:y="8.546cm">
          <draw:text-box>
            <text:p text:style-name="P1"><text:span text:style-name="T6">flex</text:span></text:p>
          </draw:text-box>
        </draw:frame>
        <draw:frame draw:style-name="gr2" draw:text-style-name="P3" draw:layer="layout" svg:width="1.78cm" svg:height="0.479cm" svg:x="5.011cm" svg:y="8.786cm">
          <draw:text-box>
            <text:p text:style-name="P1"><text:span text:style-name="T4">auto; }</text:span></text:p>
          </draw:text-box>
        </draw:frame>
        <draw:frame draw:style-name="gr2" draw:text-style-name="P3" draw:layer="layout" svg:width="0.422cm" svg:height="0.471cm" svg:x="10.911cm" svg:y="8.804cm">
          <draw:text-box>
            <text:p text:style-name="P1"><text:span text:style-name="T2">e </text:span></text:p>
          </draw:text-box>
        </draw:frame>
        <draw:frame draw:style-name="gr2" draw:text-style-name="P3" draw:layer="layout" svg:width="0.422cm" svg:height="0.471cm" svg:x="13.746cm" svg:y="8.804cm">
          <draw:text-box>
            <text:p text:style-name="P1"><text:span text:style-name="T2">.</text:span></text:p>
          </draw:text-box>
        </draw:frame>
        <draw:frame draw:style-name="gr2" draw:text-style-name="P3" draw:layer="layout" svg:width="2.542cm" svg:height="0.479cm" svg:x="11.206cm" svg:y="8.828cm">
          <draw:text-box>
            <text:p text:style-name="P1"><text:span text:style-name="T4">flex-basis</text:span></text:p>
          </draw:text-box>
        </draw:frame>
        <draw:line draw:style-name="gr3" draw:text-style-name="P4" draw:layer="layout" svg:x1="1.987cm" svg:y1="9.419cm" svg:x2="19.028cm" svg:y2="9.419cm">
          <text:p/>
        </draw:line>
        <draw:frame draw:style-name="gr2" draw:text-style-name="P3" draw:layer="layout" svg:width="4.172cm" svg:height="0.471cm" svg:x="10.911cm" svg:y="9.546cm">
          <draw:text-box>
            <text:p text:style-name="P1"><text:span text:style-name="T2">(Comum) Equivalente a </text:span></text:p>
          </draw:text-box>
        </draw:frame>
        <draw:frame draw:style-name="gr2" draw:text-style-name="P3" draw:layer="layout" svg:width="2.542cm" svg:height="0.479cm" svg:x="15.085cm" svg:y="9.571cm">
          <draw:text-box>
            <text:p text:style-name="P1"><text:span text:style-name="T4">flex: 1 1 </text:span></text:p>
          </draw:text-box>
        </draw:frame>
        <draw:frame draw:style-name="gr2" draw:text-style-name="P3" draw:layer="layout" svg:width="1.018cm" svg:height="0.479cm" svg:x="2.101cm" svg:y="9.811cm">
          <draw:text-box>
            <text:p text:style-name="P1"><text:span text:style-name="T6">flex</text:span></text:p>
          </draw:text-box>
        </draw:frame>
        <draw:frame draw:style-name="gr2" draw:text-style-name="P3" draw:layer="layout" svg:width="4.574cm" svg:height="0.479cm" svg:x="5.011cm" svg:y="9.811cm">
          <draw:text-box>
            <text:p text:style-name="P1"><text:span text:style-name="T4">.item { flex: 1; }</text:span></text:p>
          </draw:text-box>
        </draw:frame>
        <draw:frame draw:style-name="gr2" draw:text-style-name="P3" draw:layer="layout" svg:width="6.005cm" svg:height="0.471cm" svg:x="12.181cm" svg:y="10.069cm">
          <draw:text-box>
            <text:p text:style-name="P1"><text:span text:style-name="T2"><text:s/></text:span><text:span text:style-name="T2">(cresce, encolhe, base automática).</text:span></text:p>
          </draw:text-box>
        </draw:frame>
        <draw:frame draw:style-name="gr2" draw:text-style-name="P3" draw:layer="layout" svg:width="1.272cm" svg:height="0.479cm" svg:x="10.911cm" svg:y="10.093cm">
          <draw:text-box>
            <text:p text:style-name="P1"><text:span text:style-name="T4">auto;</text:span></text:p>
          </draw:text-box>
        </draw:frame>
        <draw:line draw:style-name="gr3" draw:text-style-name="P4" draw:layer="layout" svg:x1="1.987cm" svg:y1="10.685cm" svg:x2="19.028cm" svg:y2="10.685cm">
          <text:p/>
        </draw:line>
        <draw:frame draw:style-name="gr2" draw:text-style-name="P3" draw:layer="layout" svg:width="2.419cm" svg:height="0.471cm" svg:x="10.911cm" svg:y="10.811cm">
          <draw:text-box>
            <text:p text:style-name="P1"><text:span text:style-name="T2">Equivalente a </text:span></text:p>
          </draw:text-box>
        </draw:frame>
        <draw:frame draw:style-name="gr2" draw:text-style-name="P3" draw:layer="layout" svg:width="0.963cm" svg:height="0.471cm" svg:x="17.143cm" svg:y="10.811cm">
          <draw:text-box>
            <text:p text:style-name="P1"><text:span text:style-name="T2"><text:s/></text:span><text:span text:style-name="T2">(não </text:span></text:p>
          </draw:text-box>
        </draw:frame>
        <draw:frame draw:style-name="gr2" draw:text-style-name="P3" draw:layer="layout" svg:width="3.812cm" svg:height="0.479cm" svg:x="13.333cm" svg:y="10.836cm">
          <draw:text-box>
            <text:p text:style-name="P1"><text:span text:style-name="T4">flex: 0 0 auto;</text:span></text:p>
          </draw:text-box>
        </draw:frame>
        <draw:frame draw:style-name="gr2" draw:text-style-name="P3" draw:layer="layout" svg:width="1.018cm" svg:height="0.479cm" svg:x="2.101cm" svg:y="11.058cm">
          <draw:text-box>
            <text:p text:style-name="P1"><text:span text:style-name="T6">flex</text:span></text:p>
          </draw:text-box>
        </draw:frame>
        <draw:frame draw:style-name="gr2" draw:text-style-name="P3" draw:layer="layout" svg:width="5.336cm" svg:height="0.479cm" svg:x="5.011cm" svg:y="11.058cm">
          <draw:text-box>
            <text:p text:style-name="P1"><text:span text:style-name="T4">.item { flex: none; }</text:span></text:p>
          </draw:text-box>
        </draw:frame>
        <draw:frame draw:style-name="gr2" draw:text-style-name="P3" draw:layer="layout" svg:width="3.562cm" svg:height="0.471cm" svg:x="10.911cm" svg:y="11.333cm">
          <draw:text-box>
            <text:p text:style-name="P1"><text:span text:style-name="T2">cresce nem encolhe).</text:span></text:p>
          </draw:text-box>
        </draw:frame>
        <draw:line draw:style-name="gr3" draw:text-style-name="P4" draw:layer="layout" svg:x1="1.987cm" svg:y1="11.913cm" svg:x2="19.028cm" svg:y2="11.913cm">
          <text:p/>
        </draw:line>
        <draw:line draw:style-name="gr4" draw:text-style-name="P4" draw:layer="layout" svg:x1="18.998cm" svg:y1="12.169cm" svg:x2="2cm" svg:y2="12.169cm">
          <text:p/>
        </draw:line>
        <draw:line draw:style-name="gr4" draw:text-style-name="P4" draw:layer="layout" svg:x1="18.998cm" svg:y1="12.176cm" svg:x2="2cm" svg:y2="12.176cm">
          <text:p/>
        </draw:line>
        <draw:frame draw:style-name="gr2" draw:text-style-name="P3" draw:layer="layout" svg:width="5.493cm" svg:height="0.471cm" svg:x="2.004cm" svg:y="12.693cm">
          <draw:text-box>
            <text:p text:style-name="P1"><text:span text:style-name="T2">Exemplos de Código Completos</text:span></text:p>
          </draw:text-box>
        </draw:frame>
        <draw:frame draw:style-name="gr2" draw:text-style-name="P3" draw:layer="layout" svg:width="5.586cm" svg:height="0.471cm" svg:x="2.004cm" svg:y="13.499cm">
          <draw:text-box>
            <text:p text:style-name="P1"><text:span text:style-name="T2">Exemplo 1: Centrando Conteúdo</text:span></text:p>
          </draw:text-box>
        </draw:frame>
        <draw:frame draw:style-name="gr2" draw:text-style-name="P3" draw:layer="layout" svg:width="12.998cm" svg:height="0.471cm" svg:x="2.004cm" svg:y="14.305cm">
          <draw:text-box>
            <text:p text:style-name="P1"><text:span text:style-name="T2">Um padrão comum é centralizar um elemento perfeitamente no meio da tela.</text:span></text:p>
          </draw:text-box>
        </draw:frame>
        <draw:frame draw:style-name="gr2" draw:text-style-name="P3" draw:layer="layout" svg:width="0.777cm" svg:height="0.471cm" svg:x="2.004cm" svg:y="15.112cm">
          <draw:text-box>
            <text:p text:style-name="P1"><text:span text:style-name="T2">html</text:span></text:p>
          </draw:text-box>
        </draw:frame>
        <draw:frame draw:style-name="gr6" draw:text-style-name="P6" draw:layer="layout" svg:width="6.327cm" svg:height="0.399cm" svg:x="2.004cm" svg:y="15.9cm">
          <draw:text-box>
            <text:p text:style-name="P1"><text:span text:style-name="T7">&lt;div class="container-centro"&gt;</text:span></text:p>
          </draw:text-box>
        </draw:frame>
        <draw:frame draw:style-name="gr6" draw:text-style-name="P6" draw:layer="layout" svg:width="11.808cm" svg:height="0.399cm" svg:x="2.004cm" svg:y="16.301cm">
          <draw:text-box>
            <text:p text:style-name="P1"><text:span text:style-name="T7"><text:s text:c="4"/></text:span><text:span text:style-name="T7">&lt;div class="item-centro"&gt;Conteúdo Centralizado&lt;/div&gt;</text:span></text:p>
          </draw:text-box>
        </draw:frame>
        <draw:frame draw:style-name="gr6" draw:text-style-name="P6" draw:layer="layout" svg:width="1.264cm" svg:height="0.399cm" svg:x="2.004cm" svg:y="16.701cm">
          <draw:text-box>
            <text:p text:style-name="P1"><text:span text:style-name="T7">&lt;/div&gt;</text:span></text:p>
          </draw:text-box>
        </draw:frame>
        <draw:frame draw:style-name="gr2" draw:text-style-name="P3" draw:layer="layout" svg:width="0.518cm" svg:height="0.471cm" svg:x="2.004cm" svg:y="17.925cm">
          <draw:text-box>
            <text:p text:style-name="P1"><text:span text:style-name="T2">css</text:span></text:p>
          </draw:text-box>
        </draw:frame>
        <draw:frame draw:style-name="gr6" draw:text-style-name="P6" draw:layer="layout" svg:width="4.007cm" svg:height="0.399cm" svg:x="2.004cm" svg:y="18.714cm">
          <draw:text-box>
            <text:p text:style-name="P1"><text:span text:style-name="T7">.container-centro {</text:span></text:p>
          </draw:text-box>
        </draw:frame>
        <draw:frame draw:style-name="gr6" draw:text-style-name="P6" draw:layer="layout" svg:width="3.372cm" svg:height="0.399cm" svg:x="2.004cm" svg:y="19.114cm">
          <draw:text-box>
            <text:p text:style-name="P1"><text:span text:style-name="T7"><text:s text:c="2"/></text:span><text:span text:style-name="T7">display: flex;</text:span></text:p>
          </draw:text-box>
        </draw:frame>
        <draw:frame draw:style-name="gr6" draw:text-style-name="P6" draw:layer="layout" svg:width="11.593cm" svg:height="0.399cm" svg:x="2.004cm" svg:y="19.515cm">
          <draw:text-box>
            <text:p text:style-name="P1"><text:span text:style-name="T7"><text:s text:c="2"/></text:span><text:span text:style-name="T7">justify-content: center; /* Alinha horizontalmente */</text:span></text:p>
          </draw:text-box>
        </draw:frame>
        <draw:frame draw:style-name="gr6" draw:text-style-name="P6" draw:layer="layout" svg:width="11.174cm" svg:height="0.399cm" svg:x="2.004cm" svg:y="19.915cm">
          <draw:text-box>
            <text:p text:style-name="P1"><text:span text:style-name="T7"><text:s text:c="2"/></text:span><text:span text:style-name="T7">align-items: center; <text:s text:c="4"/>/* Alinha verticalmente */</text:span></text:p>
          </draw:text-box>
        </draw:frame>
        <draw:frame draw:style-name="gr6" draw:text-style-name="P6" draw:layer="layout" svg:width="13.07cm" svg:height="0.399cm" svg:x="2.004cm" svg:y="20.315cm">
          <draw:text-box>
            <text:p text:style-name="P1"><text:span text:style-name="T7"><text:s text:c="2"/></text:span><text:span text:style-name="T7">height: 100vh; <text:s text:c="10"/>/* Define a altura total da tela */</text:span></text:p>
          </draw:text-box>
        </draw:frame>
        <draw:frame draw:style-name="gr6" draw:text-style-name="P6" draw:layer="layout" svg:width="0.352cm" svg:height="0.399cm" svg:x="2.004cm" svg:y="20.716cm">
          <draw:text-box>
            <text:p text:style-name="P1"><text:span text:style-name="T7">}</text:span></text:p>
          </draw:text-box>
        </draw:frame>
        <draw:frame draw:style-name="gr6" draw:text-style-name="P6" draw:layer="layout" svg:width="2.953cm" svg:height="0.399cm" svg:x="2.004cm" svg:y="21.517cm">
          <draw:text-box>
            <text:p text:style-name="P1"><text:span text:style-name="T7">.item-centro {</text:span></text:p>
          </draw:text-box>
        </draw:frame>
        <draw:frame draw:style-name="gr6" draw:text-style-name="P6" draw:layer="layout" svg:width="3.372cm" svg:height="0.399cm" svg:x="2.004cm" svg:y="21.917cm">
          <draw:text-box>
            <text:p text:style-name="P1"><text:span text:style-name="T7"><text:s text:c="2"/></text:span><text:span text:style-name="T7">padding: 20px;</text:span></text:p>
          </draw:text-box>
        </draw:frame>
        <draw:frame draw:style-name="gr6" draw:text-style-name="P6" draw:layer="layout" svg:width="6.322cm" svg:height="0.399cm" svg:x="2.004cm" svg:y="22.317cm">
          <draw:text-box>
            <text:p text:style-name="P1"><text:span text:style-name="T7"><text:s text:c="2"/></text:span><text:span text:style-name="T7">background-color: lightblue;</text:span></text:p>
          </draw:text-box>
        </draw:frame>
        <draw:frame draw:style-name="gr6" draw:text-style-name="P6" draw:layer="layout" svg:width="0.352cm" svg:height="0.399cm" svg:x="2.004cm" svg:y="22.718cm">
          <draw:text-box>
            <text:p text:style-name="P1"><text:span text:style-name="T7">}</text:span></text:p>
          </draw:text-box>
        </draw:frame>
        <draw:frame draw:style-name="gr2" draw:text-style-name="P3" draw:layer="layout" svg:width="8.431cm" svg:height="0.471cm" svg:x="2.004cm" svg:y="25.554cm">
          <draw:text-box>
            <text:p text:style-name="P1"><text:span text:style-name="T2">Exemplo 2: Layout de Colunas Responsivas com </text:span></text:p>
          </draw:text-box>
        </draw:frame>
        <draw:frame draw:style-name="gr2" draw:text-style-name="P3" draw:layer="layout" svg:width="2.288cm" svg:height="0.479cm" svg:x="10.433cm" svg:y="25.578cm">
          <draw:text-box>
            <text:p text:style-name="P1"><text:span text:style-name="T4">flex-wrap</text:span></text:p>
          </draw:text-box>
        </draw:frame>
        <draw:frame draw:style-name="gr2" draw:text-style-name="P3" draw:layer="layout" svg:width="0.422cm" svg:height="0.471cm" svg:x="10.398cm" svg:y="27.231cm">
          <draw:text-box>
            <text:p text:style-name="P1"><text:span text:style-name="T2">3</text:span></text:p>
          </draw:text-box>
        </draw:frame>
      </draw:page>
      <draw:page draw:name="page4" draw:style-name="dp1" draw:master-page-name="master-page42">
        <draw:frame draw:style-name="gr2" draw:text-style-name="P3" draw:layer="layout" svg:width="10.31cm" svg:height="0.471cm" svg:x="2.004cm" svg:y="2.018cm">
          <draw:text-box>
            <text:p text:style-name="P1"><text:span text:style-name="T2">Criando um layout de galeria que se ajusta automaticamente.</text:span></text:p>
          </draw:text-box>
        </draw:frame>
        <draw:frame draw:style-name="gr2" draw:text-style-name="P3" draw:layer="layout" svg:width="0.777cm" svg:height="0.471cm" svg:x="2.004cm" svg:y="2.824cm">
          <draw:text-box>
            <text:p text:style-name="P1"><text:span text:style-name="T2">html</text:span></text:p>
          </draw:text-box>
        </draw:frame>
        <draw:frame draw:style-name="gr6" draw:text-style-name="P6" draw:layer="layout" svg:width="4.426cm" svg:height="0.399cm" svg:x="2.004cm" svg:y="3.613cm">
          <draw:text-box>
            <text:p text:style-name="P1"><text:span text:style-name="T7">&lt;div class="galeria"&gt;</text:span></text:p>
          </draw:text-box>
        </draw:frame>
        <draw:frame draw:style-name="gr6" draw:text-style-name="P6" draw:layer="layout" svg:width="6.115cm" svg:height="0.399cm" svg:x="2.004cm" svg:y="4.014cm">
          <draw:text-box>
            <text:p text:style-name="P1"><text:span text:style-name="T7"><text:s text:c="4"/></text:span><text:span text:style-name="T7">&lt;div class="foto"&gt;1&lt;/div&gt;</text:span></text:p>
          </draw:text-box>
        </draw:frame>
        <draw:frame draw:style-name="gr6" draw:text-style-name="P6" draw:layer="layout" svg:width="6.115cm" svg:height="0.399cm" svg:x="2.004cm" svg:y="4.414cm">
          <draw:text-box>
            <text:p text:style-name="P1"><text:span text:style-name="T7"><text:s text:c="4"/></text:span><text:span text:style-name="T7">&lt;div class="foto"&gt;2&lt;/div&gt;</text:span></text:p>
          </draw:text-box>
        </draw:frame>
        <draw:frame draw:style-name="gr6" draw:text-style-name="P6" draw:layer="layout" svg:width="6.115cm" svg:height="0.399cm" svg:x="2.004cm" svg:y="4.814cm">
          <draw:text-box>
            <text:p text:style-name="P1"><text:span text:style-name="T7"><text:s text:c="4"/></text:span><text:span text:style-name="T7">&lt;div class="foto"&gt;3&lt;/div&gt;</text:span></text:p>
          </draw:text-box>
        </draw:frame>
        <draw:frame draw:style-name="gr6" draw:text-style-name="P6" draw:layer="layout" svg:width="6.115cm" svg:height="0.399cm" svg:x="2.004cm" svg:y="5.215cm">
          <draw:text-box>
            <text:p text:style-name="P1"><text:span text:style-name="T7"><text:s text:c="4"/></text:span><text:span text:style-name="T7">&lt;div class="foto"&gt;4&lt;/div&gt;</text:span></text:p>
          </draw:text-box>
        </draw:frame>
        <draw:frame draw:style-name="gr6" draw:text-style-name="P6" draw:layer="layout" svg:width="6.115cm" svg:height="0.399cm" svg:x="2.004cm" svg:y="5.615cm">
          <draw:text-box>
            <text:p text:style-name="P1"><text:span text:style-name="T7"><text:s text:c="4"/></text:span><text:span text:style-name="T7">&lt;div class="foto"&gt;5&lt;/div&gt;</text:span></text:p>
          </draw:text-box>
        </draw:frame>
        <draw:frame draw:style-name="gr6" draw:text-style-name="P6" draw:layer="layout" svg:width="1.264cm" svg:height="0.399cm" svg:x="2.004cm" svg:y="6.016cm">
          <draw:text-box>
            <text:p text:style-name="P1"><text:span text:style-name="T7">&lt;/div&gt;</text:span></text:p>
          </draw:text-box>
        </draw:frame>
        <draw:frame draw:style-name="gr2" draw:text-style-name="P3" draw:layer="layout" svg:width="0.518cm" svg:height="0.471cm" svg:x="2.004cm" svg:y="7.239cm">
          <draw:text-box>
            <text:p text:style-name="P1"><text:span text:style-name="T2">css</text:span></text:p>
          </draw:text-box>
        </draw:frame>
        <draw:frame draw:style-name="gr6" draw:text-style-name="P6" draw:layer="layout" svg:width="2.11cm" svg:height="0.399cm" svg:x="2.004cm" svg:y="8.028cm">
          <draw:text-box>
            <text:p text:style-name="P1"><text:span text:style-name="T7">.galeria {</text:span></text:p>
          </draw:text-box>
        </draw:frame>
        <draw:frame draw:style-name="gr6" draw:text-style-name="P6" draw:layer="layout" svg:width="3.372cm" svg:height="0.399cm" svg:x="2.004cm" svg:y="8.429cm">
          <draw:text-box>
            <text:p text:style-name="P1"><text:span text:style-name="T7"><text:s text:c="2"/></text:span><text:span text:style-name="T7">display: flex;</text:span></text:p>
          </draw:text-box>
        </draw:frame>
        <draw:frame draw:style-name="gr6" draw:text-style-name="P6" draw:layer="layout" svg:width="15.602cm" svg:height="0.399cm" svg:x="2.004cm" svg:y="8.829cm">
          <draw:text-box>
            <text:p text:style-name="P1"><text:span text:style-name="T7"><text:s text:c="2"/></text:span><text:span text:style-name="T7">flex-wrap: wrap; /* Permite que os itens quebrem para a próxima linha */</text:span></text:p>
          </draw:text-box>
        </draw:frame>
        <draw:frame draw:style-name="gr6" draw:text-style-name="P6" draw:layer="layout" svg:width="10.75cm" svg:height="0.399cm" svg:x="2.004cm" svg:y="9.229cm">
          <draw:text-box>
            <text:p text:style-name="P1"><text:span text:style-name="T7"><text:s text:c="2"/></text:span><text:span text:style-name="T7">gap: 10px; <text:s text:c="6"/>/* Espaçamento entre as fotos */</text:span></text:p>
          </draw:text-box>
        </draw:frame>
        <draw:frame draw:style-name="gr6" draw:text-style-name="P6" draw:layer="layout" svg:width="0.352cm" svg:height="0.399cm" svg:x="2.004cm" svg:y="9.63cm">
          <draw:text-box>
            <text:p text:style-name="P1"><text:span text:style-name="T7">}</text:span></text:p>
          </draw:text-box>
        </draw:frame>
        <draw:frame draw:style-name="gr6" draw:text-style-name="P6" draw:layer="layout" svg:width="1.475cm" svg:height="0.399cm" svg:x="2.004cm" svg:y="10.431cm">
          <draw:text-box>
            <text:p text:style-name="P1"><text:span text:style-name="T7">.foto {</text:span></text:p>
          </draw:text-box>
        </draw:frame>
        <draw:frame draw:style-name="gr6" draw:text-style-name="P6" draw:layer="layout" svg:width="16.233cm" svg:height="0.399cm" svg:x="2.004cm" svg:y="10.831cm">
          <draw:text-box>
            <text:p text:style-name="P1"><text:span text:style-name="T7"><text:s text:c="2"/></text:span><text:span text:style-name="T7">/* flex-basis: 150px define um tamanho mínimo antes de distribuir espaço */</text:span></text:p>
          </draw:text-box>
        </draw:frame>
        <draw:frame draw:style-name="gr6" draw:text-style-name="P6" draw:layer="layout" svg:width="14.336cm" svg:height="0.399cm" svg:x="2.004cm" svg:y="11.231cm">
          <draw:text-box>
            <text:p text:style-name="P1"><text:span text:style-name="T7"><text:s text:c="2"/></text:span><text:span text:style-name="T7">/* flex-grow: 1 permite que eles cresçam para preencher a linha */</text:span></text:p>
          </draw:text-box>
        </draw:frame>
        <draw:frame draw:style-name="gr6" draw:text-style-name="P6" draw:layer="layout" svg:width="4.002cm" svg:height="0.399cm" svg:x="2.004cm" svg:y="11.632cm">
          <draw:text-box>
            <text:p text:style-name="P1"><text:span text:style-name="T7"><text:s text:c="2"/></text:span><text:span text:style-name="T7">flex: 1 1 150px; </text:span></text:p>
          </draw:text-box>
        </draw:frame>
        <draw:frame draw:style-name="gr6" draw:text-style-name="P6" draw:layer="layout" svg:width="5.903cm" svg:height="0.399cm" svg:x="2.004cm" svg:y="12.032cm">
          <draw:text-box>
            <text:p text:style-name="P1"><text:span text:style-name="T7"><text:s text:c="2"/></text:span><text:span text:style-name="T7">background-color: #f0f0f0;</text:span></text:p>
          </draw:text-box>
        </draw:frame>
        <draw:frame draw:style-name="gr6" draw:text-style-name="P6" draw:layer="layout" svg:width="3.372cm" svg:height="0.399cm" svg:x="2.004cm" svg:y="12.433cm">
          <draw:text-box>
            <text:p text:style-name="P1"><text:span text:style-name="T7"><text:s text:c="2"/></text:span><text:span text:style-name="T7">padding: 20px;</text:span></text:p>
          </draw:text-box>
        </draw:frame>
        <draw:frame draw:style-name="gr6" draw:text-style-name="P6" draw:layer="layout" svg:width="4.426cm" svg:height="0.399cm" svg:x="2.004cm" svg:y="12.833cm">
          <draw:text-box>
            <text:p text:style-name="P1"><text:span text:style-name="T7"><text:s text:c="2"/></text:span><text:span text:style-name="T7">text-align: center;</text:span></text:p>
          </draw:text-box>
        </draw:frame>
        <draw:frame draw:style-name="gr6" draw:text-style-name="P6" draw:layer="layout" svg:width="11.804cm" svg:height="0.399cm" svg:x="2.004cm" svg:y="13.233cm">
          <draw:text-box>
            <text:p text:style-name="P1"><text:span text:style-name="T7"><text:s text:c="2"/></text:span><text:span text:style-name="T7">min-width: 100px; /* Garante que não encolham muito */</text:span></text:p>
          </draw:text-box>
        </draw:frame>
        <draw:frame draw:style-name="gr6" draw:text-style-name="P6" draw:layer="layout" svg:width="0.352cm" svg:height="0.399cm" svg:x="2.004cm" svg:y="13.634cm">
          <draw:text-box>
            <text:p text:style-name="P1"><text:span text:style-name="T7">}</text:span></text:p>
          </draw:text-box>
        </draw:frame>
        <draw:frame draw:style-name="gr2" draw:text-style-name="P3" draw:layer="layout" svg:width="0.422cm" svg:height="0.471cm" svg:x="10.398cm" svg:y="27.231cm">
          <draw:text-box>
            <text:p text:style-name="P1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9T21:04:20.961828743</dc:date>
    <meta:editing-duration>PT3M24S</meta:editing-duration>
    <meta:editing-cycles>1</meta:editing-cycles>
    <meta:document-statistic meta:object-count="308"/>
    <meta:generator>LibreOffice/24.2.7.2$Linux_X86_64 LibreOffice_project/420$Build-2</meta:generator>
  </office:meta>
</office:document-meta>
</file>